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Default">
      <style:table-cell-properties fo:background-color="transparent" fo:border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border="0.035cm solid #000000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0.035cm solid #000000"/>
    </style:style>
    <style:style style:name="ce35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2" table:number-columns-repeated="2" table:default-cell-style-name="ce21"/>
        <table:table-column table:style-name="co3" table:default-cell-style-name="ce6"/>
        <table:table-column table:style-name="co4" table:number-columns-repeated="4" table:default-cell-style-name="Default"/>
        <table:table-column table:style-name="co5" table:default-cell-style-name="ce27"/>
        <table:table-column table:style-name="co6" table:number-columns-repeated="2" table:default-cell-style-name="Default"/>
        <table:table-column table:style-name="co7" table:default-cell-style-name="ce27"/>
        <table:table-column table:style-name="co6" table:default-cell-style-name="Default"/>
        <table:table-column table:style-name="co8" table:default-cell-style-name="Default"/>
        <table:table-column table:style-name="co5" table:default-cell-style-name="ce27"/>
        <table:table-column table:style-name="co9" table:number-columns-repeated="5" table:default-cell-style-name="Default"/>
        <table:table-column table:style-name="co9" table:default-cell-style-name="ce27"/>
        <table:table-column table:style-name="co9" table:number-columns-repeated="228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Curs 2010-11</text:p>
          </table:table-cell>
          <table:table-cell table:style-name="ce2" table:number-columns-repeated="2"/>
          <table:table-cell table:style-name="ce13" table:number-columns-repeated="2"/>
          <table:table-cell table:style-name="ce2"/>
          <table:table-cell table:number-columns-repeated="250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2" table:number-columns-repeated="2"/>
          <table:table-cell table:style-name="ce13" table:number-columns-repeated="2"/>
          <table:table-cell table:style-name="ce2"/>
          <table:table-cell table:number-columns-repeated="250"/>
        </table:table-row>
        <table:table-row table:style-name="ro1">
          <table:table-cell table:style-name="ce1" office:value-type="string">
            <text:p>Grup1, 2S</text:p>
          </table:table-cell>
          <table:table-cell table:style-name="ce2" table:number-columns-repeated="2"/>
          <table:table-cell table:style-name="ce13" table:number-columns-repeated="2"/>
          <table:table-cell table:style-name="ce2"/>
          <table:table-cell table:number-columns-repeated="250"/>
        </table:table-row>
        <table:table-row table:style-name="ro2">
          <table:table-cell table:style-name="ce2"/>
          <table:table-cell table:style-name="ce7" office:value-type="string" table:number-columns-spanned="5" table:number-rows-spanned="1">
            <text:p>Examen 30/05</text:p>
          </table:table-cell>
          <table:covered-table-cell table:style-name="ce12"/>
          <table:covered-table-cell table:number-columns-repeated="2" table:style-name="ce14"/>
          <table:covered-table-cell table:style-name="ce12"/>
          <table:table-cell table:style-name="ce24" office:value-type="string" table:number-columns-spanned="5" table:number-rows-spanned="1">
            <text:p>Controls</text:p>
          </table:table-cell>
          <table:covered-table-cell table:number-columns-repeated="3" table:style-name="ce26"/>
          <table:covered-table-cell table:style-name="ce28"/>
          <table:table-cell table:style-name="ce24" office:value-type="string" table:number-columns-spanned="3" table:number-rows-spanned="1">
            <text:p>Pràctiques Ordinador</text:p>
          </table:table-cell>
          <table:covered-table-cell table:number-columns-repeated="2" table:style-name="ce25"/>
          <table:table-cell table:style-name="ce32" office:value-type="string" table:number-columns-spanned="3" table:number-rows-spanned="1">
            <text:p>Entrega Problemes</text:p>
          </table:table-cell>
          <table:covered-table-cell table:style-name="ce32"/>
          <table:covered-table-cell/>
          <table:table-cell/>
          <table:table-cell table:style-name="ce33" office:value-type="string" table:number-columns-spanned="3" table:number-rows-spanned="1">
            <text:p>Nota itineraris</text:p>
          </table:table-cell>
          <table:covered-table-cell table:number-columns-repeated="2" table:style-name="ce9"/>
          <table:table-cell/>
          <table:table-cell table:style-name="ce36" office:value-type="string" table:number-columns-spanned="1" table:number-rows-spanned="2">
            <text:p>Nota Acta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Nom</text:p>
          </table:table-cell>
          <table:table-cell table:style-name="ce8" office:value-type="string">
            <text:p>Prob 1</text:p>
          </table:table-cell>
          <table:table-cell table:style-name="ce8" office:value-type="string">
            <text:p>Prob 2</text:p>
          </table:table-cell>
          <table:table-cell table:style-name="ce15" office:value-type="string">
            <text:p>Prob 3</text:p>
          </table:table-cell>
          <table:table-cell table:style-name="ce15" office:value-type="string">
            <text:p>Prob 4</text:p>
          </table:table-cell>
          <table:table-cell table:style-name="ce22" office:value-type="string">
            <text:p>Nota Examen</text:p>
          </table:table-cell>
          <table:table-cell table:style-name="ce25" office:value-type="string">
            <text:p>C1</text:p>
          </table:table-cell>
          <table:table-cell table:style-name="ce25" office:value-type="string">
            <text:p>C2</text:p>
          </table:table-cell>
          <table:table-cell table:style-name="ce25" office:value-type="string">
            <text:p>C3</text:p>
          </table:table-cell>
          <table:table-cell table:style-name="ce25" office:value-type="string">
            <text:p>C4</text:p>
          </table:table-cell>
          <table:table-cell table:style-name="ce29" office:value-type="string">
            <text:p>Nota Controls</text:p>
          </table:table-cell>
          <table:table-cell table:style-name="ce25" office:value-type="string">
            <text:p>P1</text:p>
          </table:table-cell>
          <table:table-cell table:style-name="ce25" office:value-type="string">
            <text:p>P2</text:p>
          </table:table-cell>
          <table:table-cell table:style-name="ce30" office:value-type="string">
            <text:p>Nota Practiques</text:p>
          </table:table-cell>
          <table:table-cell table:style-name="ce33" office:value-type="string">
            <text:p>E1</text:p>
          </table:table-cell>
          <table:table-cell table:style-name="ce33" office:value-type="string">
            <text:p>E2</text:p>
          </table:table-cell>
          <table:table-cell table:style-name="ce35" office:value-type="string">
            <text:p>Nota Entrega</text:p>
          </table:table-cell>
          <table:table-cell/>
          <table:table-cell table:style-name="ce33" office:value-type="string">
            <text:p>A</text:p>
          </table:table-cell>
          <table:table-cell table:style-name="ce33" office:value-type="string">
            <text:p>B</text:p>
          </table:table-cell>
          <table:table-cell table:style-name="ce33" office:value-type="string">
            <text:p>C</text:p>
          </table:table-cell>
          <table:table-cell/>
          <table:covered-table-cell/>
          <table:table-cell table:number-columns-repeated="233"/>
        </table:table-row>
        <table:table-row table:style-name="ro2">
          <table:table-cell table:style-name="ce4" office:value-type="string">
            <text:p>Adrover Serra, Toni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.375">
            <text:p>1,38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6:.E6])" office:value-type="float" office:value="7.025">
            <text:p>7,0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6]&lt;&gt;&quot;&quot;;[.H6]&lt;&gt;&quot;&quot;;[.I6]&lt;&gt;&quot;&quot;;[.J6]&lt;&gt;&quot;&quot;);SUM([.G6:.J6])/4;&quot;&quot;)" office:value-type="float" office:value="7.375">
            <text:p>7,38</text:p>
          </table:table-cell>
          <table:table-cell table:number-columns-repeated="2" table:style-name="ce9" office:value-type="float" office:value="9">
            <text:p>9</text:p>
          </table:table-cell>
          <table:table-cell table:style-name="ce31" table:formula="of:=IF(OR([.L6]&lt;&gt;&quot;&quot;;[.M6]&lt;&gt;&quot;&quot;);SUM([.L6:.M6])/2;&quot;&quot;)" office:value-type="float" office:value="9">
            <text:p>9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6">
            <text:p>6</text:p>
          </table:table-cell>
          <table:table-cell table:style-name="ce29" table:formula="of:=IF(OR([.O6]&lt;&gt;&quot;&quot;;[.P6]&gt;&quot;&quot;);SUM([.O6:.P6])/2;&quot;&quot;)" office:value-type="float" office:value="7.25">
            <text:p>7,25</text:p>
          </table:table-cell>
          <table:table-cell/>
          <table:table-cell table:style-name="ce9" table:formula="of:=IF([.F6]&lt;&gt;&quot;&quot;;0.7*[.F6]+0.2*[.Q6]+0.1*[.N6];&quot;&quot;)" office:value-type="float" office:value="7.2675">
            <text:p>7,27</text:p>
          </table:table-cell>
          <table:table-cell table:style-name="ce9" table:formula="of:=IF([.F6]&lt;&gt;&quot;&quot;;0.3*[.K6]+0.6*[.F6]+0.1*[.N6];&quot;&quot;)" office:value-type="float" office:value="7.3275">
            <text:p>7,33</text:p>
          </table:table-cell>
          <table:table-cell table:style-name="ce9" table:formula="of:=IF([.F6]&lt;&gt;&quot;&quot;;0.3*[.K6]+0.4*[.F6]+0.2*[.Q6]+0.1*[.N6];&quot;&quot;)" office:value-type="float" office:value="7.3725">
            <text:p>7,37</text:p>
          </table:table-cell>
          <table:table-cell/>
          <table:table-cell table:style-name="ce37" table:formula="of:=IF([.S6]&lt;&gt;&quot;&quot;;MAX([.S6:.U6]);&quot;&quot;)" office:value-type="float" office:value="7.3725">
            <text:p>7,37</text:p>
          </table:table-cell>
          <table:table-cell table:formula="of:=IF(AND([.F6]&lt;4;[.W6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Amengual Jiménez, José María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.5">
            <text:p>1,5</text:p>
          </table:table-cell>
          <table:table-cell table:style-name="ce16" office:value-type="float" office:value="0.25">
            <text:p>0,25</text:p>
          </table:table-cell>
          <table:table-cell table:style-name="ce16"/>
          <table:table-cell table:style-name="ce23" table:formula="of:=SUM([.B7:.E7])" office:value-type="float" office:value="4.25">
            <text:p>4,25</text:p>
          </table:table-cell>
          <table:table-cell table:style-name="ce9" office:value-type="float" office:value="1.75">
            <text:p>1,7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3.25">
            <text:p>3,25</text:p>
          </table:table-cell>
          <table:table-cell table:style-name="ce9"/>
          <table:table-cell table:style-name="ce29" table:formula="of:=IF(OR([.G7]&lt;&gt;&quot;&quot;;[.H7]&lt;&gt;&quot;&quot;;[.I7]&lt;&gt;&quot;&quot;;[.J7]&lt;&gt;&quot;&quot;);SUM([.G7:.J7])/4;&quot;&quot;)" office:value-type="float" office:value="1.625">
            <text:p>1,63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31" table:formula="of:=IF(OR([.L7]&lt;&gt;&quot;&quot;;[.M7]&lt;&gt;&quot;&quot;);SUM([.L7:.M7])/2;&quot;&quot;)" office:value-type="float" office:value="10">
            <text:p>10</text:p>
          </table:table-cell>
          <table:table-cell table:style-name="ce9" office:value-type="float" office:value="9.8">
            <text:p>9,8</text:p>
          </table:table-cell>
          <table:table-cell table:style-name="ce9" office:value-type="float" office:value="10">
            <text:p>10</text:p>
          </table:table-cell>
          <table:table-cell table:style-name="ce29" table:formula="of:=IF(OR([.O7]&lt;&gt;&quot;&quot;;[.P7]&gt;&quot;&quot;);SUM([.O7:.P7])/2;&quot;&quot;)" office:value-type="float" office:value="9.9">
            <text:p>9,9</text:p>
          </table:table-cell>
          <table:table-cell/>
          <table:table-cell table:style-name="ce9" table:formula="of:=IF([.F7]&lt;&gt;&quot;&quot;;0.7*[.F7]+0.2*[.Q7]+0.1*[.N7];&quot;&quot;)" office:value-type="float" office:value="5.955">
            <text:p>5,96</text:p>
          </table:table-cell>
          <table:table-cell table:style-name="ce9" table:formula="of:=IF([.F7]&lt;&gt;&quot;&quot;;0.3*[.K7]+0.6*[.F7]+0.1*[.N7];&quot;&quot;)" office:value-type="float" office:value="4.0375">
            <text:p>4,04</text:p>
          </table:table-cell>
          <table:table-cell table:style-name="ce9" table:formula="of:=IF([.F7]&lt;&gt;&quot;&quot;;0.3*[.K7]+0.4*[.F7]+0.2*[.Q7]+0.1*[.N7];&quot;&quot;)" office:value-type="float" office:value="5.1675">
            <text:p>5,17</text:p>
          </table:table-cell>
          <table:table-cell/>
          <table:table-cell table:style-name="ce37" table:formula="of:=IF([.S7]&lt;&gt;&quot;&quot;;MAX([.S7:.U7]);&quot;&quot;)" office:value-type="float" office:value="5.955">
            <text:p>5,96</text:p>
          </table:table-cell>
          <table:table-cell table:formula="of:=IF(AND([.F7]&lt;4;[.W7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Amengual Llofriu, Mateo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.85">
            <text:p>1,85</text:p>
          </table:table-cell>
          <table:table-cell table:style-name="ce16" table:formula="of:=10/4" office:value-type="float" office:value="2.5">
            <text:p>2,5</text:p>
          </table:table-cell>
          <table:table-cell table:style-name="ce16" table:formula="of:=6/4" office:value-type="float" office:value="1.5">
            <text:p>1,5</text:p>
          </table:table-cell>
          <table:table-cell table:style-name="ce23" table:formula="of:=SUM([.B8:.E8])" office:value-type="float" office:value="8.25">
            <text:p>8,25</text:p>
          </table:table-cell>
          <table:table-cell table:style-name="ce9" office:value-type="float" office:value="9.65">
            <text:p>9,65</text:p>
          </table:table-cell>
          <table:table-cell table:style-name="ce9" office:value-type="float" office:value="7.75">
            <text:p>7,75</text:p>
          </table:table-cell>
          <table:table-cell table:style-name="ce9" office:value-type="float" office:value="6.25">
            <text:p>6,25</text:p>
          </table:table-cell>
          <table:table-cell table:style-name="ce9" office:value-type="float" office:value="5">
            <text:p>5</text:p>
          </table:table-cell>
          <table:table-cell table:style-name="ce29" table:formula="of:=IF(OR([.G8]&lt;&gt;&quot;&quot;;[.H8]&lt;&gt;&quot;&quot;;[.I8]&lt;&gt;&quot;&quot;;[.J8]&lt;&gt;&quot;&quot;);SUM([.G8:.J8])/4;&quot;&quot;)" office:value-type="float" office:value="7.1625">
            <text:p>7,1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31" table:formula="of:=IF(OR([.L8]&lt;&gt;&quot;&quot;;[.M8]&lt;&gt;&quot;&quot;);SUM([.L8:.M8])/2;&quot;&quot;)" office:value-type="float" office:value="8.5">
            <text:p>8,5</text:p>
          </table:table-cell>
          <table:table-cell table:number-columns-repeated="2" table:style-name="ce9"/>
          <table:table-cell table:style-name="ce29" table:formula="of:=IF(OR([.O8]&lt;&gt;&quot;&quot;;[.P8]&gt;&quot;&quot;);SUM([.O8:.P8])/2;&quot;&quot;)">
            <text:p/>
          </table:table-cell>
          <table:table-cell/>
          <table:table-cell table:style-name="ce9" table:formula="of:=IF([.F8]&lt;&gt;&quot;&quot;;0.7*[.F8]+0.2*[.Q8]+0.1*[.N8];&quot;&quot;)" office:value-type="float" office:value="6.625">
            <text:p>6,63</text:p>
          </table:table-cell>
          <table:table-cell table:style-name="ce9" table:formula="of:=IF([.F8]&lt;&gt;&quot;&quot;;0.3*[.K8]+0.6*[.F8]+0.1*[.N8];&quot;&quot;)" office:value-type="float" office:value="7.94875">
            <text:p>7,95</text:p>
          </table:table-cell>
          <table:table-cell table:style-name="ce9" table:formula="of:=IF([.F8]&lt;&gt;&quot;&quot;;0.3*[.K8]+0.4*[.F8]+0.2*[.Q8]+0.1*[.N8];&quot;&quot;)" office:value-type="float" office:value="6.29875">
            <text:p>6,3</text:p>
          </table:table-cell>
          <table:table-cell/>
          <table:table-cell table:style-name="ce37" table:formula="of:=IF([.S8]&lt;&gt;&quot;&quot;;MAX([.S8:.U8]);&quot;&quot;)" office:value-type="float" office:value="7.94875">
            <text:p>7,95</text:p>
          </table:table-cell>
          <table:table-cell table:formula="of:=IF(AND([.F8]&lt;4;[.W8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Amengual Riquelme, Eva Gloria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1.3">
            <text:p>1,3</text:p>
          </table:table-cell>
          <table:table-cell table:style-name="ce16" office:value-type="float" office:value="1.5">
            <text:p>1,5</text:p>
          </table:table-cell>
          <table:table-cell table:style-name="ce16" table:formula="of:=5/4" office:value-type="float" office:value="1.25">
            <text:p>1,25</text:p>
          </table:table-cell>
          <table:table-cell table:style-name="ce23" table:formula="of:=SUM([.B9:.E9])" office:value-type="float" office:value="4.95">
            <text:p>4,95</text:p>
          </table:table-cell>
          <table:table-cell table:style-name="ce9" office:value-type="float" office:value="4.75">
            <text:p>4,7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5">
            <text:p>1,5</text:p>
          </table:table-cell>
          <table:table-cell table:style-name="ce29" table:formula="of:=IF(OR([.G9]&lt;&gt;&quot;&quot;;[.H9]&lt;&gt;&quot;&quot;;[.I9]&lt;&gt;&quot;&quot;;[.J9]&lt;&gt;&quot;&quot;);SUM([.G9:.J9])/4;&quot;&quot;)" office:value-type="float" office:value="2.8125">
            <text:p>2,81</text:p>
          </table:table-cell>
          <table:table-cell table:number-columns-repeated="2" table:style-name="ce9" office:value-type="float" office:value="8.5">
            <text:p>8,5</text:p>
          </table:table-cell>
          <table:table-cell table:style-name="ce31" table:formula="of:=IF(OR([.L9]&lt;&gt;&quot;&quot;;[.M9]&lt;&gt;&quot;&quot;);SUM([.L9:.M9])/2;&quot;&quot;)" office:value-type="float" office:value="8.5">
            <text:p>8,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.5">
            <text:p>9,5</text:p>
          </table:table-cell>
          <table:table-cell table:style-name="ce29" table:formula="of:=IF(OR([.O9]&lt;&gt;&quot;&quot;;[.P9]&gt;&quot;&quot;);SUM([.O9:.P9])/2;&quot;&quot;)" office:value-type="float" office:value="7.75">
            <text:p>7,75</text:p>
          </table:table-cell>
          <table:table-cell/>
          <table:table-cell table:style-name="ce9" table:formula="of:=IF([.F9]&lt;&gt;&quot;&quot;;0.7*[.F9]+0.2*[.Q9]+0.1*[.N9];&quot;&quot;)" office:value-type="float" office:value="5.865">
            <text:p>5,87</text:p>
          </table:table-cell>
          <table:table-cell table:style-name="ce9" table:formula="of:=IF([.F9]&lt;&gt;&quot;&quot;;0.3*[.K9]+0.6*[.F9]+0.1*[.N9];&quot;&quot;)" office:value-type="float" office:value="4.66375">
            <text:p>4,66</text:p>
          </table:table-cell>
          <table:table-cell table:style-name="ce9" table:formula="of:=IF([.F9]&lt;&gt;&quot;&quot;;0.3*[.K9]+0.4*[.F9]+0.2*[.Q9]+0.1*[.N9];&quot;&quot;)" office:value-type="float" office:value="5.22375">
            <text:p>5,22</text:p>
          </table:table-cell>
          <table:table-cell/>
          <table:table-cell table:style-name="ce37" table:formula="of:=IF([.S9]&lt;&gt;&quot;&quot;;MAX([.S9:.U9]);&quot;&quot;)" office:value-type="float" office:value="5.865">
            <text:p>5,87</text:p>
          </table:table-cell>
          <table:table-cell table:formula="of:=IF(AND([.F9]&lt;4;[.W9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Balaguer Reig, Marc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1.9">
            <text:p>1,9</text:p>
          </table:table-cell>
          <table:table-cell table:style-name="ce16" office:value-type="float" office:value="1.75">
            <text:p>1,75</text:p>
          </table:table-cell>
          <table:table-cell table:style-name="ce16" table:formula="of:=8/4" office:value-type="float" office:value="2">
            <text:p>2</text:p>
          </table:table-cell>
          <table:table-cell table:style-name="ce23" table:formula="of:=SUM([.B10:.E10])" office:value-type="float" office:value="5.9">
            <text:p>5,9</text:p>
          </table:table-cell>
          <table:table-cell table:style-name="ce9" office:value-type="float" office:value="6.5">
            <text:p>6,5</text:p>
          </table:table-cell>
          <table:table-cell table:number-columns-repeated="2" table:style-name="ce9" office:value-type="float" office:value="5.5">
            <text:p>5,5</text:p>
          </table:table-cell>
          <table:table-cell table:style-name="ce9" office:value-type="float" office:value="4.25">
            <text:p>4,25</text:p>
          </table:table-cell>
          <table:table-cell table:style-name="ce29" table:formula="of:=IF(OR([.G10]&lt;&gt;&quot;&quot;;[.H10]&lt;&gt;&quot;&quot;;[.I10]&lt;&gt;&quot;&quot;;[.J10]&lt;&gt;&quot;&quot;);SUM([.G10:.J10])/4;&quot;&quot;)" office:value-type="float" office:value="5.4375">
            <text:p>5,44</text:p>
          </table:table-cell>
          <table:table-cell table:style-name="ce9"/>
          <table:table-cell table:style-name="ce9" office:value-type="float" office:value="8.5">
            <text:p>8,5</text:p>
          </table:table-cell>
          <table:table-cell table:style-name="ce31" table:formula="of:=IF(OR([.L10]&lt;&gt;&quot;&quot;;[.M10]&lt;&gt;&quot;&quot;);SUM([.L10:.M10])/2;&quot;&quot;)" office:value-type="float" office:value="4.25">
            <text:p>4,2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10">
            <text:p>10</text:p>
          </table:table-cell>
          <table:table-cell table:style-name="ce29" table:formula="of:=IF(OR([.O10]&lt;&gt;&quot;&quot;;[.P10]&gt;&quot;&quot;);SUM([.O10:.P10])/2;&quot;&quot;)" office:value-type="float" office:value="6.75">
            <text:p>6,75</text:p>
          </table:table-cell>
          <table:table-cell/>
          <table:table-cell table:style-name="ce9" table:formula="of:=IF([.F10]&lt;&gt;&quot;&quot;;0.7*[.F10]+0.2*[.Q10]+0.1*[.N10];&quot;&quot;)" office:value-type="float" office:value="5.905">
            <text:p>5,91</text:p>
          </table:table-cell>
          <table:table-cell table:style-name="ce9" table:formula="of:=IF([.F10]&lt;&gt;&quot;&quot;;0.3*[.K10]+0.6*[.F10]+0.1*[.N10];&quot;&quot;)" office:value-type="float" office:value="5.59625">
            <text:p>5,6</text:p>
          </table:table-cell>
          <table:table-cell table:style-name="ce9" table:formula="of:=IF([.F10]&lt;&gt;&quot;&quot;;0.3*[.K10]+0.4*[.F10]+0.2*[.Q10]+0.1*[.N10];&quot;&quot;)" office:value-type="float" office:value="5.76625">
            <text:p>5,77</text:p>
          </table:table-cell>
          <table:table-cell/>
          <table:table-cell table:style-name="ce37" table:formula="of:=IF([.S10]&lt;&gt;&quot;&quot;;MAX([.S10:.U10]);&quot;&quot;)" office:value-type="float" office:value="5.905">
            <text:p>5,91</text:p>
          </table:table-cell>
          <table:table-cell table:formula="of:=IF(AND([.F10]&lt;4;[.W10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Ballesteros Borrego, Antonio</text:p>
          </table:table-cell>
          <table:table-cell table:style-name="ce9" office:value-type="float" office:value="2.3">
            <text:p>2,3</text:p>
          </table:table-cell>
          <table:table-cell table:style-name="ce9" office:value-type="float" office:value="1.5">
            <text:p>1,5</text:p>
          </table:table-cell>
          <table:table-cell table:style-name="ce17" office:value-type="float" office:value="1.4375">
            <text:p>1,44</text:p>
          </table:table-cell>
          <table:table-cell table:style-name="ce16" table:formula="of:=4/4" office:value-type="float" office:value="1">
            <text:p>1</text:p>
          </table:table-cell>
          <table:table-cell table:style-name="ce23" table:formula="of:=SUM([.B11:.E11])" office:value-type="float" office:value="6.2375">
            <text:p>6,24</text:p>
          </table:table-cell>
          <table:table-cell table:style-name="ce9" office:value-type="float" office:value="6.75">
            <text:p>6,75</text:p>
          </table:table-cell>
          <table:table-cell table:number-columns-repeated="2" table:style-name="ce9" office:value-type="float" office:value="4.5">
            <text:p>4,5</text:p>
          </table:table-cell>
          <table:table-cell table:style-name="ce9" office:value-type="float" office:value="7">
            <text:p>7</text:p>
          </table:table-cell>
          <table:table-cell table:style-name="ce29" table:formula="of:=IF(OR([.G11]&lt;&gt;&quot;&quot;;[.H11]&lt;&gt;&quot;&quot;;[.I11]&lt;&gt;&quot;&quot;;[.J11]&lt;&gt;&quot;&quot;);SUM([.G11:.J11])/4;&quot;&quot;)" office:value-type="float" office:value="5.6875">
            <text:p>5,69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31" table:formula="of:=IF(OR([.L11]&lt;&gt;&quot;&quot;;[.M11]&lt;&gt;&quot;&quot;);SUM([.L11:.M11])/2;&quot;&quot;)" office:value-type="float" office:value="9.5">
            <text:p>9,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7">
            <text:p>7</text:p>
          </table:table-cell>
          <table:table-cell table:style-name="ce29" table:formula="of:=IF(OR([.O11]&lt;&gt;&quot;&quot;;[.P11]&gt;&quot;&quot;);SUM([.O11:.P11])/2;&quot;&quot;)" office:value-type="float" office:value="3.5">
            <text:p>3,5</text:p>
          </table:table-cell>
          <table:table-cell/>
          <table:table-cell table:style-name="ce9" table:formula="of:=IF([.F11]&lt;&gt;&quot;&quot;;0.7*[.F11]+0.2*[.Q11]+0.1*[.N11];&quot;&quot;)" office:value-type="float" office:value="6.01625">
            <text:p>6,02</text:p>
          </table:table-cell>
          <table:table-cell table:style-name="ce9" table:formula="of:=IF([.F11]&lt;&gt;&quot;&quot;;0.3*[.K11]+0.6*[.F11]+0.1*[.N11];&quot;&quot;)" office:value-type="float" office:value="6.39875">
            <text:p>6,4</text:p>
          </table:table-cell>
          <table:table-cell table:style-name="ce9" table:formula="of:=IF([.F11]&lt;&gt;&quot;&quot;;0.3*[.K11]+0.4*[.F11]+0.2*[.Q11]+0.1*[.N11];&quot;&quot;)" office:value-type="float" office:value="5.85125">
            <text:p>5,85</text:p>
          </table:table-cell>
          <table:table-cell/>
          <table:table-cell table:style-name="ce37" table:formula="of:=IF([.S11]&lt;&gt;&quot;&quot;;MAX([.S11:.U11]);&quot;&quot;)" office:value-type="float" office:value="6.39875">
            <text:p>6,4</text:p>
          </table:table-cell>
          <table:table-cell table:formula="of:=IF(AND([.F11]&lt;4;[.W11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Barba Castro, Antonio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.8">
            <text:p>1,8</text:p>
          </table:table-cell>
          <table:table-cell table:style-name="ce16" office:value-type="float" office:value="1.5">
            <text:p>1,5</text:p>
          </table:table-cell>
          <table:table-cell table:style-name="ce16" table:formula="of:=7/4" office:value-type="float" office:value="1.75">
            <text:p>1,75</text:p>
          </table:table-cell>
          <table:table-cell table:style-name="ce23" table:formula="of:=SUM([.B12:.E12])" office:value-type="float" office:value="7.55">
            <text:p>7,55</text:p>
          </table:table-cell>
          <table:table-cell table:style-name="ce9" office:value-type="float" office:value="9.65">
            <text:p>9,6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.25">
            <text:p>9,25</text:p>
          </table:table-cell>
          <table:table-cell table:style-name="ce9" office:value-type="float" office:value="10">
            <text:p>10</text:p>
          </table:table-cell>
          <table:table-cell table:style-name="ce29" table:formula="of:=IF(OR([.G12]&lt;&gt;&quot;&quot;;[.H12]&lt;&gt;&quot;&quot;;[.I12]&lt;&gt;&quot;&quot;;[.J12]&lt;&gt;&quot;&quot;);SUM([.G12:.J12])/4;&quot;&quot;)" office:value-type="float" office:value="9.225">
            <text:p>9,2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12]&lt;&gt;&quot;&quot;;[.M12]&lt;&gt;&quot;&quot;);SUM([.L12:.M12])/2;&quot;&quot;)" office:value-type="float" office:value="7.75">
            <text:p>7,7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8">
            <text:p>8</text:p>
          </table:table-cell>
          <table:table-cell table:style-name="ce29" table:formula="of:=IF(OR([.O12]&lt;&gt;&quot;&quot;;[.P12]&gt;&quot;&quot;);SUM([.O12:.P12])/2;&quot;&quot;)" office:value-type="float" office:value="4.75">
            <text:p>4,75</text:p>
          </table:table-cell>
          <table:table-cell/>
          <table:table-cell table:style-name="ce9" table:formula="of:=IF([.F12]&lt;&gt;&quot;&quot;;0.7*[.F12]+0.2*[.Q12]+0.1*[.N12];&quot;&quot;)" office:value-type="float" office:value="7.01">
            <text:p>7,01</text:p>
          </table:table-cell>
          <table:table-cell table:style-name="ce9" table:formula="of:=IF([.F12]&lt;&gt;&quot;&quot;;0.3*[.K12]+0.6*[.F12]+0.1*[.N12];&quot;&quot;)" office:value-type="float" office:value="8.0725">
            <text:p>8,07</text:p>
          </table:table-cell>
          <table:table-cell table:style-name="ce9" table:formula="of:=IF([.F12]&lt;&gt;&quot;&quot;;0.3*[.K12]+0.4*[.F12]+0.2*[.Q12]+0.1*[.N12];&quot;&quot;)" office:value-type="float" office:value="7.5125">
            <text:p>7,51</text:p>
          </table:table-cell>
          <table:table-cell/>
          <table:table-cell table:style-name="ce37" table:formula="of:=IF([.S12]&lt;&gt;&quot;&quot;;MAX([.S12:.U12]);&quot;&quot;)" office:value-type="float" office:value="8.0725">
            <text:p>8,07</text:p>
          </table:table-cell>
          <table:table-cell table:formula="of:=IF(AND([.F12]&lt;4;[.W12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Begazo Meza, Guillermo César</text:p>
          </table:table-cell>
          <table:table-cell table:number-columns-repeated="2" table:style-name="ce9" office:value-type="float" office:value="0.5">
            <text:p>0,5</text:p>
          </table:table-cell>
          <table:table-cell table:style-name="ce16" office:value-type="float" office:value="0.75">
            <text:p>0,75</text:p>
          </table:table-cell>
          <table:table-cell table:style-name="ce16"/>
          <table:table-cell table:style-name="ce23" table:formula="of:=SUM([.B13:.E13])" office:value-type="float" office:value="1.75">
            <text:p>1,7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29" table:formula="of:=IF(OR([.G13]&lt;&gt;&quot;&quot;;[.H13]&lt;&gt;&quot;&quot;;[.I13]&lt;&gt;&quot;&quot;;[.J13]&lt;&gt;&quot;&quot;);SUM([.G13:.J13])/4;&quot;&quot;)" office:value-type="float" office:value="0.5">
            <text:p>0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31" table:formula="of:=IF(OR([.L13]&lt;&gt;&quot;&quot;;[.M13]&lt;&gt;&quot;&quot;);SUM([.L13:.M13])/2;&quot;&quot;)" office:value-type="float" office:value="4.5">
            <text:p>4,5</text:p>
          </table:table-cell>
          <table:table-cell table:number-columns-repeated="2" table:style-name="ce9"/>
          <table:table-cell table:style-name="ce29" table:formula="of:=IF(OR([.O13]&lt;&gt;&quot;&quot;;[.P13]&gt;&quot;&quot;);SUM([.O13:.P13])/2;&quot;&quot;)">
            <text:p/>
          </table:table-cell>
          <table:table-cell/>
          <table:table-cell table:style-name="ce9" table:formula="of:=IF([.F13]&lt;&gt;&quot;&quot;;0.7*[.F13]+0.2*[.Q13]+0.1*[.N13];&quot;&quot;)" office:value-type="float" office:value="1.675">
            <text:p>1,68</text:p>
          </table:table-cell>
          <table:table-cell table:style-name="ce9" table:formula="of:=IF([.F13]&lt;&gt;&quot;&quot;;0.3*[.K13]+0.6*[.F13]+0.1*[.N13];&quot;&quot;)" office:value-type="float" office:value="1.65">
            <text:p>1,65</text:p>
          </table:table-cell>
          <table:table-cell table:style-name="ce9" table:formula="of:=IF([.F13]&lt;&gt;&quot;&quot;;0.3*[.K13]+0.4*[.F13]+0.2*[.Q13]+0.1*[.N13];&quot;&quot;)" office:value-type="float" office:value="1.3">
            <text:p>1,3</text:p>
          </table:table-cell>
          <table:table-cell/>
          <table:table-cell table:style-name="ce37" table:formula="of:=IF([.S13]&lt;&gt;&quot;&quot;;MAX([.S13:.U13]);&quot;&quot;)" office:value-type="float" office:value="1.675">
            <text:p>1,68</text:p>
          </table:table-cell>
          <table:table-cell table:formula="of:=IF(AND([.F13]&lt;4;[.W13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Cabanillas González, Sandra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14:.E14])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29" table:formula="of:=IF(OR([.G14]&lt;&gt;&quot;&quot;;[.H14]&lt;&gt;&quot;&quot;;[.I14]&lt;&gt;&quot;&quot;;[.J14]&lt;&gt;&quot;&quot;);SUM([.G14:.J14])/4;&quot;&quot;)" office:value-type="float" office:value="1">
            <text:p>1</text:p>
          </table:table-cell>
          <table:table-cell table:number-columns-repeated="2" table:style-name="ce9"/>
          <table:table-cell table:style-name="ce31" table:formula="of:=IF(OR([.L14]&lt;&gt;&quot;&quot;;[.M14]&lt;&gt;&quot;&quot;);SUM([.L14:.M14])/2;&quot;&quot;)">
            <text:p/>
          </table:table-cell>
          <table:table-cell table:style-name="ce9" office:value-type="float" office:value="7.5">
            <text:p>7,5</text:p>
          </table:table-cell>
          <table:table-cell table:style-name="ce9"/>
          <table:table-cell table:style-name="ce29" table:formula="of:=IF(OR([.O14]&lt;&gt;&quot;&quot;;[.P14]&gt;&quot;&quot;);SUM([.O14:.P14])/2;&quot;&quot;)" office:value-type="float" office:value="3.75">
            <text:p>3,75</text:p>
          </table:table-cell>
          <table:table-cell/>
          <table:table-cell table:style-name="ce9" table:formula="of:=IF([.F14]&lt;&gt;&quot;&quot;;0.7*[.F14]+0.2*[.Q14]+0.1*[.N14];&quot;&quot;)" office:value-type="float" office:value="0.75">
            <text:p>0,75</text:p>
          </table:table-cell>
          <table:table-cell table:style-name="ce9" table:formula="of:=IF([.F14]&lt;&gt;&quot;&quot;;0.3*[.K14]+0.6*[.F14]+0.1*[.N14];&quot;&quot;)" office:value-type="float" office:value="0.3">
            <text:p>0,3</text:p>
          </table:table-cell>
          <table:table-cell table:style-name="ce9" table:formula="of:=IF([.F14]&lt;&gt;&quot;&quot;;0.3*[.K14]+0.4*[.F14]+0.2*[.Q14]+0.1*[.N14];&quot;&quot;)" office:value-type="float" office:value="1.05">
            <text:p>1,05</text:p>
          </table:table-cell>
          <table:table-cell/>
          <table:table-cell table:style-name="ce37" table:formula="of:=IF([.S14]&lt;&gt;&quot;&quot;;MAX([.S14:.U14]);&quot;&quot;)" office:value-type="float" office:value="1.05">
            <text:p>1,05</text:p>
          </table:table-cell>
          <table:table-cell table:formula="of:=IF(AND([.F14]&lt;4;[.W14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Campos Pérez, José Pedro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15:.E15])" office:value-type="float" office:value="0">
            <text:p>0</text:p>
          </table:table-cell>
          <table:table-cell table:style-name="ce9" office:value-type="float" office:value="8.25">
            <text:p>8,25</text:p>
          </table:table-cell>
          <table:table-cell table:style-name="ce9" office:value-type="float" office:value="0.5">
            <text:p>0,5</text:p>
          </table:table-cell>
          <table:table-cell table:number-columns-repeated="2" table:style-name="ce9"/>
          <table:table-cell table:style-name="ce29" table:formula="of:=IF(OR([.G15]&lt;&gt;&quot;&quot;;[.H15]&lt;&gt;&quot;&quot;;[.I15]&lt;&gt;&quot;&quot;;[.J15]&lt;&gt;&quot;&quot;);SUM([.G15:.J15])/4;&quot;&quot;)" office:value-type="float" office:value="2.1875">
            <text:p>2,19</text:p>
          </table:table-cell>
          <table:table-cell table:number-columns-repeated="2" table:style-name="ce9"/>
          <table:table-cell table:style-name="ce31" table:formula="of:=IF(OR([.L15]&lt;&gt;&quot;&quot;;[.M15]&lt;&gt;&quot;&quot;);SUM([.L15:.M15])/2;&quot;&quot;)">
            <text:p/>
          </table:table-cell>
          <table:table-cell table:number-columns-repeated="2" table:style-name="ce9"/>
          <table:table-cell table:style-name="ce29" table:formula="of:=IF(OR([.O15]&lt;&gt;&quot;&quot;;[.P15]&gt;&quot;&quot;);SUM([.O15:.P15])/2;&quot;&quot;)">
            <text:p/>
          </table:table-cell>
          <table:table-cell/>
          <table:table-cell table:style-name="ce9" table:formula="of:=IF([.F15]&lt;&gt;&quot;&quot;;0.7*[.F15]+0.2*[.Q15]+0.1*[.N15];&quot;&quot;)" office:value-type="float" office:value="0">
            <text:p>0</text:p>
          </table:table-cell>
          <table:table-cell table:style-name="ce9" table:formula="of:=IF([.F15]&lt;&gt;&quot;&quot;;0.3*[.K15]+0.6*[.F15]+0.1*[.N15];&quot;&quot;)" office:value-type="float" office:value="0.65625">
            <text:p>0,66</text:p>
          </table:table-cell>
          <table:table-cell table:style-name="ce9" table:formula="of:=IF([.F15]&lt;&gt;&quot;&quot;;0.3*[.K15]+0.4*[.F15]+0.2*[.Q15]+0.1*[.N15];&quot;&quot;)" office:value-type="float" office:value="0.65625">
            <text:p>0,66</text:p>
          </table:table-cell>
          <table:table-cell/>
          <table:table-cell table:style-name="ce37" table:formula="of:=IF([.S15]&lt;&gt;&quot;&quot;;MAX([.S15:.U15]);&quot;&quot;)" office:value-type="float" office:value="0.65625">
            <text:p>0,66</text:p>
          </table:table-cell>
          <table:table-cell table:formula="of:=IF(AND([.F15]&lt;4;[.W15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Cantallops Busquets, Joan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2">
            <text:p>1,2</text:p>
          </table:table-cell>
          <table:table-cell table:style-name="ce16" table:formula="of:=7/4" office:value-type="float" office:value="1.75">
            <text:p>1,75</text:p>
          </table:table-cell>
          <table:table-cell table:style-name="ce16" office:value-type="float" office:value="0">
            <text:p>0</text:p>
          </table:table-cell>
          <table:table-cell table:style-name="ce23" table:formula="of:=SUM([.B16:.E16])" office:value-type="float" office:value="4.95">
            <text:p>4,9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.25">
            <text:p>3,2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8">
            <text:p>8</text:p>
          </table:table-cell>
          <table:table-cell table:style-name="ce29" table:formula="of:=IF(OR([.G16]&lt;&gt;&quot;&quot;;[.H16]&lt;&gt;&quot;&quot;;[.I16]&lt;&gt;&quot;&quot;;[.J16]&lt;&gt;&quot;&quot;);SUM([.G16:.J16])/4;&quot;&quot;)" office:value-type="float" office:value="7.4375">
            <text:p>7,44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16]&lt;&gt;&quot;&quot;;[.M16]&lt;&gt;&quot;&quot;);SUM([.L16:.M16])/2;&quot;&quot;)" office:value-type="float" office:value="8">
            <text:p>8</text:p>
          </table:table-cell>
          <table:table-cell table:style-name="ce9" office:value-type="float" office:value="4.5">
            <text:p>4,5</text:p>
          </table:table-cell>
          <table:table-cell table:style-name="ce34" office:value-type="float" office:value="7.5">
            <text:p>7,5</text:p>
          </table:table-cell>
          <table:table-cell table:style-name="ce29" table:formula="of:=IF(OR([.O16]&lt;&gt;&quot;&quot;;[.P16]&gt;&quot;&quot;);SUM([.O16:.P16])/2;&quot;&quot;)" office:value-type="float" office:value="6">
            <text:p>6</text:p>
          </table:table-cell>
          <table:table-cell/>
          <table:table-cell table:style-name="ce9" table:formula="of:=IF([.F16]&lt;&gt;&quot;&quot;;0.7*[.F16]+0.2*[.Q16]+0.1*[.N16];&quot;&quot;)" office:value-type="float" office:value="5.465">
            <text:p>5,47</text:p>
          </table:table-cell>
          <table:table-cell table:style-name="ce9" table:formula="of:=IF([.F16]&lt;&gt;&quot;&quot;;0.3*[.K16]+0.6*[.F16]+0.1*[.N16];&quot;&quot;)" office:value-type="float" office:value="6.00125">
            <text:p>6</text:p>
          </table:table-cell>
          <table:table-cell table:style-name="ce9" table:formula="of:=IF([.F16]&lt;&gt;&quot;&quot;;0.3*[.K16]+0.4*[.F16]+0.2*[.Q16]+0.1*[.N16];&quot;&quot;)" office:value-type="float" office:value="6.21125">
            <text:p>6,21</text:p>
          </table:table-cell>
          <table:table-cell/>
          <table:table-cell table:style-name="ce37" table:formula="of:=IF([.S16]&lt;&gt;&quot;&quot;;MAX([.S16:.U16]);&quot;&quot;)" office:value-type="float" office:value="6.21125">
            <text:p>6,21</text:p>
          </table:table-cell>
          <table:table-cell table:formula="of:=IF(AND([.F16]&lt;4;[.W16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Caña Ferrer, Margarita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5">
            <text:p>1,5</text:p>
          </table:table-cell>
          <table:table-cell table:style-name="ce17" office:value-type="float" office:value="0">
            <text:p>0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17:.E17])" office:value-type="float" office:value="3.75">
            <text:p>3,75</text:p>
          </table:table-cell>
          <table:table-cell table:style-name="ce9" office:value-type="float" office:value="3.75">
            <text:p>3,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29" table:formula="of:=IF(OR([.G17]&lt;&gt;&quot;&quot;;[.H17]&lt;&gt;&quot;&quot;;[.I17]&lt;&gt;&quot;&quot;;[.J17]&lt;&gt;&quot;&quot;);SUM([.G17:.J17])/4;&quot;&quot;)" office:value-type="float" office:value="1.9375">
            <text:p>1,9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31" table:formula="of:=IF(OR([.L17]&lt;&gt;&quot;&quot;;[.M17]&lt;&gt;&quot;&quot;);SUM([.L17:.M17])/2;&quot;&quot;)" office:value-type="float" office:value="4.5">
            <text:p>4,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10">
            <text:p>10</text:p>
          </table:table-cell>
          <table:table-cell table:style-name="ce29" table:formula="of:=IF(OR([.O17]&lt;&gt;&quot;&quot;;[.P17]&gt;&quot;&quot;);SUM([.O17:.P17])/2;&quot;&quot;)" office:value-type="float" office:value="5">
            <text:p>5</text:p>
          </table:table-cell>
          <table:table-cell/>
          <table:table-cell table:style-name="ce9" table:formula="of:=IF([.F17]&lt;&gt;&quot;&quot;;0.7*[.F17]+0.2*[.Q17]+0.1*[.N17];&quot;&quot;)" office:value-type="float" office:value="4.075">
            <text:p>4,08</text:p>
          </table:table-cell>
          <table:table-cell table:style-name="ce9" table:formula="of:=IF([.F17]&lt;&gt;&quot;&quot;;0.3*[.K17]+0.6*[.F17]+0.1*[.N17];&quot;&quot;)" office:value-type="float" office:value="3.28125">
            <text:p>3,28</text:p>
          </table:table-cell>
          <table:table-cell table:style-name="ce9" table:formula="of:=IF([.F17]&lt;&gt;&quot;&quot;;0.3*[.K17]+0.4*[.F17]+0.2*[.Q17]+0.1*[.N17];&quot;&quot;)" office:value-type="float" office:value="3.53125">
            <text:p>3,53</text:p>
          </table:table-cell>
          <table:table-cell/>
          <table:table-cell table:style-name="ce37" table:formula="of:=IF([.S17]&lt;&gt;&quot;&quot;;MAX([.S17:.U17]);&quot;&quot;)" office:value-type="float" office:value="4.075">
            <text:p>4,08</text:p>
          </table:table-cell>
          <table:table-cell table:formula="of:=IF(AND([.F17]&lt;4;[.W17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Capó Priego, Gabriel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.5">
            <text:p>1,5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18:.E18])" office:value-type="float" office:value="7.15">
            <text:p>7,15</text:p>
          </table:table-cell>
          <table:table-cell table:style-name="ce9" office:value-type="float" office:value="7.75">
            <text:p>7,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8">
            <text:p>2,8</text:p>
          </table:table-cell>
          <table:table-cell table:style-name="ce9" office:value-type="float" office:value="8.25">
            <text:p>8,25</text:p>
          </table:table-cell>
          <table:table-cell table:style-name="ce29" table:formula="of:=IF(OR([.G18]&lt;&gt;&quot;&quot;;[.H18]&lt;&gt;&quot;&quot;;[.I18]&lt;&gt;&quot;&quot;;[.J18]&lt;&gt;&quot;&quot;);SUM([.G18:.J18])/4;&quot;&quot;)" office:value-type="float" office:value="4.7">
            <text:p>4,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31" table:formula="of:=IF(OR([.L18]&lt;&gt;&quot;&quot;;[.M18]&lt;&gt;&quot;&quot;);SUM([.L18:.M18])/2;&quot;&quot;)" office:value-type="float" office:value="6">
            <text:p>6</text:p>
          </table:table-cell>
          <table:table-cell table:number-columns-repeated="2" table:style-name="ce9"/>
          <table:table-cell table:style-name="ce29" table:formula="of:=IF(OR([.O18]&lt;&gt;&quot;&quot;;[.P18]&gt;&quot;&quot;);SUM([.O18:.P18])/2;&quot;&quot;)">
            <text:p/>
          </table:table-cell>
          <table:table-cell/>
          <table:table-cell table:style-name="ce9" table:formula="of:=IF([.F18]&lt;&gt;&quot;&quot;;0.7*[.F18]+0.2*[.Q18]+0.1*[.N18];&quot;&quot;)" office:value-type="float" office:value="5.605">
            <text:p>5,61</text:p>
          </table:table-cell>
          <table:table-cell table:style-name="ce9" table:formula="of:=IF([.F18]&lt;&gt;&quot;&quot;;0.3*[.K18]+0.6*[.F18]+0.1*[.N18];&quot;&quot;)" office:value-type="float" office:value="6.3">
            <text:p>6,3</text:p>
          </table:table-cell>
          <table:table-cell table:style-name="ce9" table:formula="of:=IF([.F18]&lt;&gt;&quot;&quot;;0.3*[.K18]+0.4*[.F18]+0.2*[.Q18]+0.1*[.N18];&quot;&quot;)" office:value-type="float" office:value="4.87">
            <text:p>4,87</text:p>
          </table:table-cell>
          <table:table-cell/>
          <table:table-cell table:style-name="ce37" table:formula="of:=IF([.S18]&lt;&gt;&quot;&quot;;MAX([.S18:.U18]);&quot;&quot;)" office:value-type="float" office:value="6.3">
            <text:p>6,3</text:p>
          </table:table-cell>
          <table:table-cell table:formula="of:=IF(AND([.F18]&lt;4;[.W18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Carcelen Llabrés, José Miguel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19:.E19])" office:value-type="float" office:value="0">
            <text:p>0</text:p>
          </table:table-cell>
          <table:table-cell table:number-columns-repeated="4" table:style-name="ce9"/>
          <table:table-cell table:style-name="ce29" table:formula="of:=IF(OR([.G19]&lt;&gt;&quot;&quot;;[.H19]&lt;&gt;&quot;&quot;;[.I19]&lt;&gt;&quot;&quot;;[.J19]&lt;&gt;&quot;&quot;);SUM([.G19:.J19])/4;&quot;&quot;)">
            <text:p/>
          </table:table-cell>
          <table:table-cell table:number-columns-repeated="2" table:style-name="ce9"/>
          <table:table-cell table:style-name="ce31" table:formula="of:=IF(OR([.L19]&lt;&gt;&quot;&quot;;[.M19]&lt;&gt;&quot;&quot;);SUM([.L19:.M19])/2;&quot;&quot;)">
            <text:p/>
          </table:table-cell>
          <table:table-cell table:number-columns-repeated="2" table:style-name="ce9"/>
          <table:table-cell table:style-name="ce29" table:formula="of:=IF(OR([.O19]&lt;&gt;&quot;&quot;;[.P19]&gt;&quot;&quot;);SUM([.O19:.P19])/2;&quot;&quot;)">
            <text:p/>
          </table:table-cell>
          <table:table-cell/>
          <table:table-cell table:style-name="ce9" table:formula="of:=IF([.F19]&lt;&gt;&quot;&quot;;0.7*[.F19]+0.2*[.Q19]+0.1*[.N19];&quot;&quot;)" office:value-type="float" office:value="0">
            <text:p>0</text:p>
          </table:table-cell>
          <table:table-cell table:style-name="ce9" table:formula="of:=IF([.F19]&lt;&gt;&quot;&quot;;0.3*[.K19]+0.6*[.F19]+0.1*[.N19];&quot;&quot;)" office:value-type="float" office:value="0">
            <text:p>0</text:p>
          </table:table-cell>
          <table:table-cell table:style-name="ce9" table:formula="of:=IF([.F19]&lt;&gt;&quot;&quot;;0.3*[.K19]+0.4*[.F19]+0.2*[.Q19]+0.1*[.N19];&quot;&quot;)" office:value-type="float" office:value="0">
            <text:p>0</text:p>
          </table:table-cell>
          <table:table-cell/>
          <table:table-cell table:style-name="ce37" table:formula="of:=IF([.S19]&lt;&gt;&quot;&quot;;MAX([.S19:.U19]);&quot;&quot;)" office:value-type="float" office:value="0">
            <text:p>0</text:p>
          </table:table-cell>
          <table:table-cell table:formula="of:=IF(AND([.F19]&lt;4;[.W19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Colomar Soriano, Carlos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20:.E20])" office:value-type="float" office:value="0">
            <text:p>0</text:p>
          </table:table-cell>
          <table:table-cell table:style-name="ce9" office:value-type="float" office:value="7.05">
            <text:p>7,0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.25">
            <text:p>3,25</text:p>
          </table:table-cell>
          <table:table-cell table:style-name="ce9"/>
          <table:table-cell table:style-name="ce29" table:formula="of:=IF(OR([.G20]&lt;&gt;&quot;&quot;;[.H20]&lt;&gt;&quot;&quot;;[.I20]&lt;&gt;&quot;&quot;;[.J20]&lt;&gt;&quot;&quot;);SUM([.G20:.J20])/4;&quot;&quot;)" office:value-type="float" office:value="5.075">
            <text:p>5,08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31" table:formula="of:=IF(OR([.L20]&lt;&gt;&quot;&quot;;[.M20]&lt;&gt;&quot;&quot;);SUM([.L20:.M20])/2;&quot;&quot;)" office:value-type="float" office:value="10">
            <text:p>10</text:p>
          </table:table-cell>
          <table:table-cell table:number-columns-repeated="2" table:style-name="ce9"/>
          <table:table-cell table:style-name="ce29" table:formula="of:=IF(OR([.O20]&lt;&gt;&quot;&quot;;[.P20]&gt;&quot;&quot;);SUM([.O20:.P20])/2;&quot;&quot;)">
            <text:p/>
          </table:table-cell>
          <table:table-cell/>
          <table:table-cell table:style-name="ce9" table:formula="of:=IF([.F20]&lt;&gt;&quot;&quot;;0.7*[.F20]+0.2*[.Q20]+0.1*[.N20];&quot;&quot;)" office:value-type="float" office:value="1">
            <text:p>1</text:p>
          </table:table-cell>
          <table:table-cell table:style-name="ce9" table:formula="of:=IF([.F20]&lt;&gt;&quot;&quot;;0.3*[.K20]+0.6*[.F20]+0.1*[.N20];&quot;&quot;)" office:value-type="float" office:value="2.5225">
            <text:p>2,52</text:p>
          </table:table-cell>
          <table:table-cell table:style-name="ce9" table:formula="of:=IF([.F20]&lt;&gt;&quot;&quot;;0.3*[.K20]+0.4*[.F20]+0.2*[.Q20]+0.1*[.N20];&quot;&quot;)" office:value-type="float" office:value="2.5225">
            <text:p>2,52</text:p>
          </table:table-cell>
          <table:table-cell/>
          <table:table-cell table:style-name="ce37" table:formula="of:=IF([.S20]&lt;&gt;&quot;&quot;;MAX([.S20:.U20]);&quot;&quot;)" office:value-type="float" office:value="2.5225">
            <text:p>2,52</text:p>
          </table:table-cell>
          <table:table-cell table:formula="of:=IF(AND([.F20]&lt;4;[.W20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Costa Ramis, Miquela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2.25">
            <text:p>2,25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21:.E21])" office:value-type="float" office:value="8.9">
            <text:p>8,9</text:p>
          </table:table-cell>
          <table:table-cell table:style-name="ce9" office:value-type="float" office:value="8.85">
            <text:p>8,8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21]&lt;&gt;&quot;&quot;;[.H21]&lt;&gt;&quot;&quot;;[.I21]&lt;&gt;&quot;&quot;;[.J21]&lt;&gt;&quot;&quot;);SUM([.G21:.J21])/4;&quot;&quot;)" office:value-type="float" office:value="7.0875">
            <text:p>7,0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31" table:formula="of:=IF(OR([.L21]&lt;&gt;&quot;&quot;;[.M21]&lt;&gt;&quot;&quot;);SUM([.L21:.M21])/2;&quot;&quot;)" office:value-type="float" office:value="7.5">
            <text:p>7,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10">
            <text:p>10</text:p>
          </table:table-cell>
          <table:table-cell table:style-name="ce29" table:formula="of:=IF(OR([.O21]&lt;&gt;&quot;&quot;;[.P21]&gt;&quot;&quot;);SUM([.O21:.P21])/2;&quot;&quot;)" office:value-type="float" office:value="9.75">
            <text:p>9,75</text:p>
          </table:table-cell>
          <table:table-cell/>
          <table:table-cell table:style-name="ce9" table:formula="of:=IF([.F21]&lt;&gt;&quot;&quot;;0.7*[.F21]+0.2*[.Q21]+0.1*[.N21];&quot;&quot;)" office:value-type="float" office:value="8.93">
            <text:p>8,93</text:p>
          </table:table-cell>
          <table:table-cell table:style-name="ce9" table:formula="of:=IF([.F21]&lt;&gt;&quot;&quot;;0.3*[.K21]+0.6*[.F21]+0.1*[.N21];&quot;&quot;)" office:value-type="float" office:value="8.21625">
            <text:p>8,22</text:p>
          </table:table-cell>
          <table:table-cell table:style-name="ce9" table:formula="of:=IF([.F21]&lt;&gt;&quot;&quot;;0.3*[.K21]+0.4*[.F21]+0.2*[.Q21]+0.1*[.N21];&quot;&quot;)" office:value-type="float" office:value="8.38625">
            <text:p>8,39</text:p>
          </table:table-cell>
          <table:table-cell/>
          <table:table-cell table:style-name="ce37" table:formula="of:=IF([.S21]&lt;&gt;&quot;&quot;;MAX([.S21:.U21]);&quot;&quot;)" office:value-type="float" office:value="8.93">
            <text:p>8,93</text:p>
          </table:table-cell>
          <table:table-cell table:formula="of:=IF(AND([.F21]&lt;4;[.W21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Delgado Tashiguano, Edwin Alejandro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1.75">
            <text:p>1,75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22:.E22])" office:value-type="float" office:value="8.4">
            <text:p>8,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.5">
            <text:p>7,5</text:p>
          </table:table-cell>
          <table:table-cell table:style-name="ce29" table:formula="of:=IF(OR([.G22]&lt;&gt;&quot;&quot;;[.H22]&lt;&gt;&quot;&quot;;[.I22]&lt;&gt;&quot;&quot;;[.J22]&lt;&gt;&quot;&quot;);SUM([.G22:.J22])/4;&quot;&quot;)" office:value-type="float" office:value="6.5">
            <text:p>6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31" table:formula="of:=IF(OR([.L22]&lt;&gt;&quot;&quot;;[.M22]&lt;&gt;&quot;&quot;);SUM([.L22:.M22])/2;&quot;&quot;)" office:value-type="float" office:value="10">
            <text:p>10</text:p>
          </table:table-cell>
          <table:table-cell table:number-columns-repeated="2" table:style-name="ce9"/>
          <table:table-cell table:style-name="ce29" table:formula="of:=IF(OR([.O22]&lt;&gt;&quot;&quot;;[.P22]&gt;&quot;&quot;);SUM([.O22:.P22])/2;&quot;&quot;)">
            <text:p/>
          </table:table-cell>
          <table:table-cell/>
          <table:table-cell table:style-name="ce9" table:formula="of:=IF([.F22]&lt;&gt;&quot;&quot;;0.7*[.F22]+0.2*[.Q22]+0.1*[.N22];&quot;&quot;)" office:value-type="float" office:value="6.88">
            <text:p>6,88</text:p>
          </table:table-cell>
          <table:table-cell table:style-name="ce9" table:formula="of:=IF([.F22]&lt;&gt;&quot;&quot;;0.3*[.K22]+0.6*[.F22]+0.1*[.N22];&quot;&quot;)" office:value-type="float" office:value="7.99">
            <text:p>7,99</text:p>
          </table:table-cell>
          <table:table-cell table:style-name="ce9" table:formula="of:=IF([.F22]&lt;&gt;&quot;&quot;;0.3*[.K22]+0.4*[.F22]+0.2*[.Q22]+0.1*[.N22];&quot;&quot;)" office:value-type="float" office:value="6.31">
            <text:p>6,31</text:p>
          </table:table-cell>
          <table:table-cell/>
          <table:table-cell table:style-name="ce37" table:formula="of:=IF([.S22]&lt;&gt;&quot;&quot;;MAX([.S22:.U22]);&quot;&quot;)" office:value-type="float" office:value="7.99">
            <text:p>7,99</text:p>
          </table:table-cell>
          <table:table-cell table:formula="of:=IF(AND([.F22]&lt;4;[.W22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Edo Guasch, Irene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.5">
            <text:p>1,5</text:p>
          </table:table-cell>
          <table:table-cell table:style-name="ce16" office:value-type="float" office:value="2">
            <text:p>2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23:.E23])" office:value-type="float" office:value="8.25">
            <text:p>8,2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5.5">
            <text:p>5,5</text:p>
          </table:table-cell>
          <table:table-cell table:style-name="ce29" table:formula="of:=IF(OR([.G23]&lt;&gt;&quot;&quot;;[.H23]&lt;&gt;&quot;&quot;;[.I23]&lt;&gt;&quot;&quot;;[.J23]&lt;&gt;&quot;&quot;);SUM([.G23:.J23])/4;&quot;&quot;)" office:value-type="float" office:value="6.375">
            <text:p>6,3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31" table:formula="of:=IF(OR([.L23]&lt;&gt;&quot;&quot;;[.M23]&lt;&gt;&quot;&quot;);SUM([.L23:.M23])/2;&quot;&quot;)" office:value-type="float" office:value="9.5">
            <text:p>9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.5">
            <text:p>3,5</text:p>
          </table:table-cell>
          <table:table-cell table:style-name="ce29" table:formula="of:=IF(OR([.O23]&lt;&gt;&quot;&quot;;[.P23]&gt;&quot;&quot;);SUM([.O23:.P23])/2;&quot;&quot;)" office:value-type="float" office:value="3.75">
            <text:p>3,75</text:p>
          </table:table-cell>
          <table:table-cell/>
          <table:table-cell table:style-name="ce9" table:formula="of:=IF([.F23]&lt;&gt;&quot;&quot;;0.7*[.F23]+0.2*[.Q23]+0.1*[.N23];&quot;&quot;)" office:value-type="float" office:value="7.475">
            <text:p>7,48</text:p>
          </table:table-cell>
          <table:table-cell table:style-name="ce9" table:formula="of:=IF([.F23]&lt;&gt;&quot;&quot;;0.3*[.K23]+0.6*[.F23]+0.1*[.N23];&quot;&quot;)" office:value-type="float" office:value="7.8125">
            <text:p>7,81</text:p>
          </table:table-cell>
          <table:table-cell table:style-name="ce9" table:formula="of:=IF([.F23]&lt;&gt;&quot;&quot;;0.3*[.K23]+0.4*[.F23]+0.2*[.Q23]+0.1*[.N23];&quot;&quot;)" office:value-type="float" office:value="6.9125">
            <text:p>6,91</text:p>
          </table:table-cell>
          <table:table-cell/>
          <table:table-cell table:style-name="ce37" table:formula="of:=IF([.S23]&lt;&gt;&quot;&quot;;MAX([.S23:.U23]);&quot;&quot;)" office:value-type="float" office:value="7.8125">
            <text:p>7,81</text:p>
          </table:table-cell>
          <table:table-cell table:formula="of:=IF(AND([.F23]&lt;4;[.W23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Frau Reinés, Juan Miguel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24:.E24])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0.5">
            <text:p>0,5</text:p>
          </table:table-cell>
          <table:table-cell table:style-name="ce29" table:formula="of:=IF(OR([.G24]&lt;&gt;&quot;&quot;;[.H24]&lt;&gt;&quot;&quot;;[.I24]&lt;&gt;&quot;&quot;;[.J24]&lt;&gt;&quot;&quot;);SUM([.G24:.J24])/4;&quot;&quot;)" office:value-type="float" office:value="2.125">
            <text:p>2,13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5">
            <text:p>5</text:p>
          </table:table-cell>
          <table:table-cell table:style-name="ce31" table:formula="of:=IF(OR([.L24]&lt;&gt;&quot;&quot;;[.M24]&lt;&gt;&quot;&quot;);SUM([.L24:.M24])/2;&quot;&quot;)" office:value-type="float" office:value="6.25">
            <text:p>6,2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4.5">
            <text:p>4,5</text:p>
          </table:table-cell>
          <table:table-cell table:style-name="ce29" table:formula="of:=IF(OR([.O24]&lt;&gt;&quot;&quot;;[.P24]&gt;&quot;&quot;);SUM([.O24:.P24])/2;&quot;&quot;)" office:value-type="float" office:value="2.25">
            <text:p>2,25</text:p>
          </table:table-cell>
          <table:table-cell/>
          <table:table-cell table:style-name="ce9" table:formula="of:=IF([.F24]&lt;&gt;&quot;&quot;;0.7*[.F24]+0.2*[.Q24]+0.1*[.N24];&quot;&quot;)" office:value-type="float" office:value="1.075">
            <text:p>1,08</text:p>
          </table:table-cell>
          <table:table-cell table:style-name="ce9" table:formula="of:=IF([.F24]&lt;&gt;&quot;&quot;;0.3*[.K24]+0.6*[.F24]+0.1*[.N24];&quot;&quot;)" office:value-type="float" office:value="1.2625">
            <text:p>1,26</text:p>
          </table:table-cell>
          <table:table-cell table:style-name="ce9" table:formula="of:=IF([.F24]&lt;&gt;&quot;&quot;;0.3*[.K24]+0.4*[.F24]+0.2*[.Q24]+0.1*[.N24];&quot;&quot;)" office:value-type="float" office:value="1.7125">
            <text:p>1,71</text:p>
          </table:table-cell>
          <table:table-cell/>
          <table:table-cell table:style-name="ce37" table:formula="of:=IF([.S24]&lt;&gt;&quot;&quot;;MAX([.S24:.U24]);&quot;&quot;)" office:value-type="float" office:value="1.7125">
            <text:p>1,71</text:p>
          </table:table-cell>
          <table:table-cell table:formula="of:=IF(AND([.F24]&lt;4;[.W24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Garcia Fluxà, Carlos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">
            <text:p>1</text:p>
          </table:table-cell>
          <table:table-cell table:style-name="ce16" table:formula="of:=6/4" office:value-type="float" office:value="1.5">
            <text:p>1,5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25:.E25])" office:value-type="float" office:value="5.25">
            <text:p>5,25</text:p>
          </table:table-cell>
          <table:table-cell table:style-name="ce9" office:value-type="float" office:value="8.75">
            <text:p>8,75</text:p>
          </table:table-cell>
          <table:table-cell table:style-name="ce9" office:value-type="float" office:value="3.75">
            <text:p>3,75</text:p>
          </table:table-cell>
          <table:table-cell table:style-name="ce9" office:value-type="float" office:value="4.25">
            <text:p>4,25</text:p>
          </table:table-cell>
          <table:table-cell table:style-name="ce9" office:value-type="float" office:value="0.5">
            <text:p>0,5</text:p>
          </table:table-cell>
          <table:table-cell table:style-name="ce29" table:formula="of:=IF(OR([.G25]&lt;&gt;&quot;&quot;;[.H25]&lt;&gt;&quot;&quot;;[.I25]&lt;&gt;&quot;&quot;;[.J25]&lt;&gt;&quot;&quot;);SUM([.G25:.J25])/4;&quot;&quot;)" office:value-type="float" office:value="4.3125">
            <text:p>4,3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.5">
            <text:p>4,5</text:p>
          </table:table-cell>
          <table:table-cell table:style-name="ce31" table:formula="of:=IF(OR([.L25]&lt;&gt;&quot;&quot;;[.M25]&lt;&gt;&quot;&quot;);SUM([.L25:.M25])/2;&quot;&quot;)" office:value-type="float" office:value="5.75">
            <text:p>5,75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</text:p>
          </table:table-cell>
          <table:table-cell table:style-name="ce29" table:formula="of:=IF(OR([.O25]&lt;&gt;&quot;&quot;;[.P25]&gt;&quot;&quot;);SUM([.O25:.P25])/2;&quot;&quot;)" office:value-type="float" office:value="1">
            <text:p>1</text:p>
          </table:table-cell>
          <table:table-cell/>
          <table:table-cell table:style-name="ce9" table:formula="of:=IF([.F25]&lt;&gt;&quot;&quot;;0.7*[.F25]+0.2*[.Q25]+0.1*[.N25];&quot;&quot;)" office:value-type="float" office:value="4.45">
            <text:p>4,45</text:p>
          </table:table-cell>
          <table:table-cell table:style-name="ce9" table:formula="of:=IF([.F25]&lt;&gt;&quot;&quot;;0.3*[.K25]+0.6*[.F25]+0.1*[.N25];&quot;&quot;)" office:value-type="float" office:value="5.01875">
            <text:p>5,02</text:p>
          </table:table-cell>
          <table:table-cell table:style-name="ce9" table:formula="of:=IF([.F25]&lt;&gt;&quot;&quot;;0.3*[.K25]+0.4*[.F25]+0.2*[.Q25]+0.1*[.N25];&quot;&quot;)" office:value-type="float" office:value="4.16875">
            <text:p>4,17</text:p>
          </table:table-cell>
          <table:table-cell/>
          <table:table-cell table:style-name="ce37" table:formula="of:=IF([.S25]&lt;&gt;&quot;&quot;;MAX([.S25:.U25]);&quot;&quot;)" office:value-type="float" office:value="5.01875">
            <text:p>5,02</text:p>
          </table:table-cell>
          <table:table-cell table:formula="of:=IF(AND([.F25]&lt;4;[.W25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Jiménez López, Rafael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1.4">
            <text:p>1,4</text:p>
          </table:table-cell>
          <table:table-cell table:style-name="ce17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table:formula="of:=SUM([.B26:.E26])" office:value-type="float" office:value="2.9">
            <text:p>2,9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.25">
            <text:p>4,2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29" table:formula="of:=IF(OR([.G26]&lt;&gt;&quot;&quot;;[.H26]&lt;&gt;&quot;&quot;;[.I26]&lt;&gt;&quot;&quot;;[.J26]&lt;&gt;&quot;&quot;);SUM([.G26:.J26])/4;&quot;&quot;)" office:value-type="float" office:value="2.4375">
            <text:p>2,4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.5">
            <text:p>7,5</text:p>
          </table:table-cell>
          <table:table-cell table:style-name="ce31" table:formula="of:=IF(OR([.L26]&lt;&gt;&quot;&quot;;[.M26]&lt;&gt;&quot;&quot;);SUM([.L26:.M26])/2;&quot;&quot;)" office:value-type="float" office:value="7.75">
            <text:p>7,75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10">
            <text:p>10</text:p>
          </table:table-cell>
          <table:table-cell table:style-name="ce29" table:formula="of:=IF(OR([.O26]&lt;&gt;&quot;&quot;;[.P26]&gt;&quot;&quot;);SUM([.O26:.P26])/2;&quot;&quot;)" office:value-type="float" office:value="8.25">
            <text:p>8,25</text:p>
          </table:table-cell>
          <table:table-cell/>
          <table:table-cell table:style-name="ce9" table:formula="of:=IF([.F26]&lt;&gt;&quot;&quot;;0.7*[.F26]+0.2*[.Q26]+0.1*[.N26];&quot;&quot;)" office:value-type="float" office:value="4.455">
            <text:p>4,46</text:p>
          </table:table-cell>
          <table:table-cell table:style-name="ce9" table:formula="of:=IF([.F26]&lt;&gt;&quot;&quot;;0.3*[.K26]+0.6*[.F26]+0.1*[.N26];&quot;&quot;)" office:value-type="float" office:value="3.24625">
            <text:p>3,25</text:p>
          </table:table-cell>
          <table:table-cell table:style-name="ce9" table:formula="of:=IF([.F26]&lt;&gt;&quot;&quot;;0.3*[.K26]+0.4*[.F26]+0.2*[.Q26]+0.1*[.N26];&quot;&quot;)" office:value-type="float" office:value="4.31625">
            <text:p>4,32</text:p>
          </table:table-cell>
          <table:table-cell/>
          <table:table-cell table:style-name="ce37" table:formula="of:=IF([.S26]&lt;&gt;&quot;&quot;;MAX([.S26:.U26]);&quot;&quot;)" office:value-type="float" office:value="4.455">
            <text:p>4,46</text:p>
          </table:table-cell>
          <table:table-cell table:formula="of:=IF(AND([.F26]&lt;4;[.W26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Jimeno Moya, José Manuel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">
            <text:p>2</text:p>
          </table:table-cell>
          <table:table-cell table:style-name="ce18" table:formula="of:=5/4" office:value-type="float" office:value="1.25">
            <text:p>1,25</text:p>
          </table:table-cell>
          <table:table-cell table:style-name="ce16" table:formula="of:=8/4" office:value-type="float" office:value="2">
            <text:p>2</text:p>
          </table:table-cell>
          <table:table-cell table:style-name="ce23" table:formula="of:=SUM([.B27:.E27])" office:value-type="float" office:value="7.65">
            <text:p>7,65</text:p>
          </table:table-cell>
          <table:table-cell table:style-name="ce9" office:value-type="float" office:value="8.9">
            <text:p>8,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8">
            <text:p>8</text:p>
          </table:table-cell>
          <table:table-cell table:style-name="ce29" table:formula="of:=IF(OR([.G27]&lt;&gt;&quot;&quot;;[.H27]&lt;&gt;&quot;&quot;;[.I27]&lt;&gt;&quot;&quot;;[.J27]&lt;&gt;&quot;&quot;);SUM([.G27:.J27])/4;&quot;&quot;)" office:value-type="float" office:value="8.1">
            <text:p>8,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31" table:formula="of:=IF(OR([.L27]&lt;&gt;&quot;&quot;;[.M27]&lt;&gt;&quot;&quot;);SUM([.L27:.M27])/2;&quot;&quot;)" office:value-type="float" office:value="8">
            <text:p>8</text:p>
          </table:table-cell>
          <table:table-cell table:style-name="ce9" office:value-type="string">
            <text:p><text:s/></text:p>
          </table:table-cell>
          <table:table-cell table:style-name="ce9" office:value-type="float" office:value="3">
            <text:p>3</text:p>
          </table:table-cell>
          <table:table-cell table:style-name="ce29" table:formula="of:=IF(OR([.O27]&lt;&gt;&quot;&quot;;[.P27]&gt;&quot;&quot;);SUM([.O27:.P27])/2;&quot;&quot;)" office:value-type="float" office:value="1.5">
            <text:p>1,5</text:p>
          </table:table-cell>
          <table:table-cell/>
          <table:table-cell table:style-name="ce9" table:formula="of:=IF([.F27]&lt;&gt;&quot;&quot;;0.7*[.F27]+0.2*[.Q27]+0.1*[.N27];&quot;&quot;)" office:value-type="float" office:value="6.455">
            <text:p>6,46</text:p>
          </table:table-cell>
          <table:table-cell table:style-name="ce9" table:formula="of:=IF([.F27]&lt;&gt;&quot;&quot;;0.3*[.K27]+0.6*[.F27]+0.1*[.N27];&quot;&quot;)" office:value-type="float" office:value="7.82">
            <text:p>7,82</text:p>
          </table:table-cell>
          <table:table-cell table:style-name="ce9" table:formula="of:=IF([.F27]&lt;&gt;&quot;&quot;;0.3*[.K27]+0.4*[.F27]+0.2*[.Q27]+0.1*[.N27];&quot;&quot;)" office:value-type="float" office:value="6.59">
            <text:p>6,59</text:p>
          </table:table-cell>
          <table:table-cell/>
          <table:table-cell table:style-name="ce37" table:formula="of:=IF([.S27]&lt;&gt;&quot;&quot;;MAX([.S27:.U27]);&quot;&quot;)" office:value-type="float" office:value="7.82">
            <text:p>7,82</text:p>
          </table:table-cell>
          <table:table-cell table:formula="of:=IF(AND([.F27]&lt;4;[.W27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Juan Moreno, Pere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.8">
            <text:p>1,8</text:p>
          </table:table-cell>
          <table:table-cell table:style-name="ce16" office:value-type="float" office:value="1.5">
            <text:p>1,5</text:p>
          </table:table-cell>
          <table:table-cell table:style-name="ce16" table:formula="of:=8/4" office:value-type="float" office:value="2">
            <text:p>2</text:p>
          </table:table-cell>
          <table:table-cell table:style-name="ce23" table:formula="of:=SUM([.B28:.E28])" office:value-type="float" office:value="7.7">
            <text:p>7,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28]&lt;&gt;&quot;&quot;;[.H28]&lt;&gt;&quot;&quot;;[.I28]&lt;&gt;&quot;&quot;;[.J28]&lt;&gt;&quot;&quot;);SUM([.G28:.J28])/4;&quot;&quot;)" office:value-type="float" office:value="6.625">
            <text:p>6,63</text:p>
          </table:table-cell>
          <table:table-cell table:number-columns-repeated="2" table:style-name="ce9" office:value-type="float" office:value="8.5">
            <text:p>8,5</text:p>
          </table:table-cell>
          <table:table-cell table:style-name="ce31" table:formula="of:=IF(OR([.L28]&lt;&gt;&quot;&quot;;[.M28]&lt;&gt;&quot;&quot;);SUM([.L28:.M28])/2;&quot;&quot;)" office:value-type="float" office:value="8.5">
            <text:p>8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9" table:formula="of:=IF(OR([.O28]&lt;&gt;&quot;&quot;;[.P28]&gt;&quot;&quot;);SUM([.O28:.P28])/2;&quot;&quot;)" office:value-type="float" office:value="10">
            <text:p>10</text:p>
          </table:table-cell>
          <table:table-cell/>
          <table:table-cell table:style-name="ce9" table:formula="of:=IF([.F28]&lt;&gt;&quot;&quot;;0.7*[.F28]+0.2*[.Q28]+0.1*[.N28];&quot;&quot;)" office:value-type="float" office:value="8.24">
            <text:p>8,24</text:p>
          </table:table-cell>
          <table:table-cell table:style-name="ce9" table:formula="of:=IF([.F28]&lt;&gt;&quot;&quot;;0.3*[.K28]+0.6*[.F28]+0.1*[.N28];&quot;&quot;)" office:value-type="float" office:value="7.4575">
            <text:p>7,46</text:p>
          </table:table-cell>
          <table:table-cell table:style-name="ce9" table:formula="of:=IF([.F28]&lt;&gt;&quot;&quot;;0.3*[.K28]+0.4*[.F28]+0.2*[.Q28]+0.1*[.N28];&quot;&quot;)" office:value-type="float" office:value="7.9175">
            <text:p>7,92</text:p>
          </table:table-cell>
          <table:table-cell/>
          <table:table-cell table:style-name="ce37" table:formula="of:=IF([.S28]&lt;&gt;&quot;&quot;;MAX([.S28:.U28]);&quot;&quot;)" office:value-type="float" office:value="8.24">
            <text:p>8,24</text:p>
          </table:table-cell>
          <table:table-cell table:formula="of:=IF(AND([.F28]&lt;4;[.W28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Llull Cabrer, Maria Magdalena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0.8">
            <text:p>0,8</text:p>
          </table:table-cell>
          <table:table-cell table:style-name="ce16" office:value-type="float" office:value="0.75">
            <text:p>0,75</text:p>
          </table:table-cell>
          <table:table-cell table:style-name="ce16" table:formula="of:=3.5/4" office:value-type="float" office:value="0.875">
            <text:p>0,88</text:p>
          </table:table-cell>
          <table:table-cell table:style-name="ce23" table:formula="of:=SUM([.B29:.E29])" office:value-type="float" office:value="4.825">
            <text:p>4,8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9" table:formula="of:=IF(OR([.G29]&lt;&gt;&quot;&quot;;[.H29]&lt;&gt;&quot;&quot;;[.I29]&lt;&gt;&quot;&quot;;[.J29]&lt;&gt;&quot;&quot;);SUM([.G29:.J29])/4;&quot;&quot;)" office:value-type="float" office:value="6.125">
            <text:p>6,13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6">
            <text:p>6</text:p>
          </table:table-cell>
          <table:table-cell table:style-name="ce31" table:formula="of:=IF(OR([.L29]&lt;&gt;&quot;&quot;;[.M29]&lt;&gt;&quot;&quot;);SUM([.L29:.M29])/2;&quot;&quot;)" office:value-type="float" office:value="7.75">
            <text:p>7,7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2.5">
            <text:p>2,5</text:p>
          </table:table-cell>
          <table:table-cell table:style-name="ce29" table:formula="of:=IF(OR([.O29]&lt;&gt;&quot;&quot;;[.P29]&gt;&quot;&quot;);SUM([.O29:.P29])/2;&quot;&quot;)" office:value-type="float" office:value="1.25">
            <text:p>1,25</text:p>
          </table:table-cell>
          <table:table-cell/>
          <table:table-cell table:style-name="ce9" table:formula="of:=IF([.F29]&lt;&gt;&quot;&quot;;0.7*[.F29]+0.2*[.Q29]+0.1*[.N29];&quot;&quot;)" office:value-type="float" office:value="4.4025">
            <text:p>4,4</text:p>
          </table:table-cell>
          <table:table-cell table:style-name="ce9" table:formula="of:=IF([.F29]&lt;&gt;&quot;&quot;;0.3*[.K29]+0.6*[.F29]+0.1*[.N29];&quot;&quot;)" office:value-type="float" office:value="5.5075">
            <text:p>5,51</text:p>
          </table:table-cell>
          <table:table-cell table:style-name="ce9" table:formula="of:=IF([.F29]&lt;&gt;&quot;&quot;;0.3*[.K29]+0.4*[.F29]+0.2*[.Q29]+0.1*[.N29];&quot;&quot;)" office:value-type="float" office:value="4.7925">
            <text:p>4,79</text:p>
          </table:table-cell>
          <table:table-cell/>
          <table:table-cell table:style-name="ce37" table:formula="of:=IF([.S29]&lt;&gt;&quot;&quot;;MAX([.S29:.U29]);&quot;&quot;)" office:value-type="float" office:value="5.5075">
            <text:p>5,51</text:p>
          </table:table-cell>
          <table:table-cell table:formula="of:=IF(AND([.F29]&lt;4;[.W29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López Molinari, Gabriela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1">
            <text:p>1,1</text:p>
          </table:table-cell>
          <table:table-cell table:style-name="ce16" office:value-type="float" office:value="1.25">
            <text:p>1,25</text:p>
          </table:table-cell>
          <table:table-cell table:style-name="ce16" office:value-type="float" office:value="0">
            <text:p>0</text:p>
          </table:table-cell>
          <table:table-cell table:style-name="ce23" table:formula="of:=SUM([.B30:.E30])" office:value-type="float" office:value="3.35">
            <text:p>3,35</text:p>
          </table:table-cell>
          <table:table-cell table:style-name="ce9" office:value-type="float" office:value="2.25">
            <text:p>2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29" table:formula="of:=IF(OR([.G30]&lt;&gt;&quot;&quot;;[.H30]&lt;&gt;&quot;&quot;;[.I30]&lt;&gt;&quot;&quot;;[.J30]&lt;&gt;&quot;&quot;);SUM([.G30:.J30])/4;&quot;&quot;)" office:value-type="float" office:value="0.8125">
            <text:p>0,81</text:p>
          </table:table-cell>
          <table:table-cell table:number-columns-repeated="2" table:style-name="ce9" office:value-type="float" office:value="0">
            <text:p>0</text:p>
          </table:table-cell>
          <table:table-cell table:style-name="ce31" table:formula="of:=IF(OR([.L30]&lt;&gt;&quot;&quot;;[.M30]&lt;&gt;&quot;&quot;);SUM([.L30:.M30])/2;&quot;&quot;)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10">
            <text:p>10</text:p>
          </table:table-cell>
          <table:table-cell table:style-name="ce29" table:formula="of:=IF(OR([.O30]&lt;&gt;&quot;&quot;;[.P30]&gt;&quot;&quot;);SUM([.O30:.P30])/2;&quot;&quot;)" office:value-type="float" office:value="5.75">
            <text:p>5,75</text:p>
          </table:table-cell>
          <table:table-cell/>
          <table:table-cell table:style-name="ce9" table:formula="of:=IF([.F30]&lt;&gt;&quot;&quot;;0.7*[.F30]+0.2*[.Q30]+0.1*[.N30];&quot;&quot;)" office:value-type="float" office:value="3.495">
            <text:p>3,5</text:p>
          </table:table-cell>
          <table:table-cell table:style-name="ce9" table:formula="of:=IF([.F30]&lt;&gt;&quot;&quot;;0.3*[.K30]+0.6*[.F30]+0.1*[.N30];&quot;&quot;)" office:value-type="float" office:value="2.25375">
            <text:p>2,25</text:p>
          </table:table-cell>
          <table:table-cell table:style-name="ce9" table:formula="of:=IF([.F30]&lt;&gt;&quot;&quot;;0.3*[.K30]+0.4*[.F30]+0.2*[.Q30]+0.1*[.N30];&quot;&quot;)" office:value-type="float" office:value="2.73375">
            <text:p>2,73</text:p>
          </table:table-cell>
          <table:table-cell/>
          <table:table-cell table:style-name="ce37" table:formula="of:=IF([.S30]&lt;&gt;&quot;&quot;;MAX([.S30:.U30]);&quot;&quot;)" office:value-type="float" office:value="3.495">
            <text:p>3,5</text:p>
          </table:table-cell>
          <table:table-cell table:formula="of:=IF(AND([.F30]&lt;4;[.W30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López del Amo Franco, Aleix Miquel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31:.E31])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/>
          <table:table-cell table:style-name="ce29" table:formula="of:=IF(OR([.G31]&lt;&gt;&quot;&quot;;[.H31]&lt;&gt;&quot;&quot;;[.I31]&lt;&gt;&quot;&quot;;[.J31]&lt;&gt;&quot;&quot;);SUM([.G31:.J31])/4;&quot;&quot;)" office:value-type="float" office:value="3.5">
            <text:p>3,5</text:p>
          </table:table-cell>
          <table:table-cell table:number-columns-repeated="2" table:style-name="ce9"/>
          <table:table-cell table:style-name="ce31" table:formula="of:=IF(OR([.L31]&lt;&gt;&quot;&quot;;[.M31]&lt;&gt;&quot;&quot;);SUM([.L31:.M31])/2;&quot;&quot;)">
            <text:p/>
          </table:table-cell>
          <table:table-cell table:style-name="ce9" office:value-type="float" office:value="6.5">
            <text:p>6,5</text:p>
          </table:table-cell>
          <table:table-cell table:style-name="ce9" office:value-type="string">
            <text:p><text:s/></text:p>
          </table:table-cell>
          <table:table-cell table:style-name="ce29" table:formula="of:=IF(OR([.O31]&lt;&gt;&quot;&quot;;[.P31]&gt;&quot;&quot;);SUM([.O31:.P31])/2;&quot;&quot;)" office:value-type="float" office:value="3.25">
            <text:p>3,25</text:p>
          </table:table-cell>
          <table:table-cell/>
          <table:table-cell table:style-name="ce9" table:formula="of:=IF([.F31]&lt;&gt;&quot;&quot;;0.7*[.F31]+0.2*[.Q31]+0.1*[.N31];&quot;&quot;)" office:value-type="float" office:value="0.65">
            <text:p>0,65</text:p>
          </table:table-cell>
          <table:table-cell table:style-name="ce9" table:formula="of:=IF([.F31]&lt;&gt;&quot;&quot;;0.3*[.K31]+0.6*[.F31]+0.1*[.N31];&quot;&quot;)" office:value-type="float" office:value="1.05">
            <text:p>1,05</text:p>
          </table:table-cell>
          <table:table-cell table:style-name="ce9" table:formula="of:=IF([.F31]&lt;&gt;&quot;&quot;;0.3*[.K31]+0.4*[.F31]+0.2*[.Q31]+0.1*[.N31];&quot;&quot;)" office:value-type="float" office:value="1.7">
            <text:p>1,7</text:p>
          </table:table-cell>
          <table:table-cell/>
          <table:table-cell table:style-name="ce37" table:formula="of:=IF([.S31]&lt;&gt;&quot;&quot;;MAX([.S31:.U31]);&quot;&quot;)" office:value-type="float" office:value="1.7">
            <text:p>1,7</text:p>
          </table:table-cell>
          <table:table-cell table:formula="of:=IF(AND([.F31]&lt;4;[.W31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Martín Bermejo, Verónica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32:.E32])" office:value-type="float" office:value="0">
            <text:p>0</text:p>
          </table:table-cell>
          <table:table-cell table:number-columns-repeated="4" table:style-name="ce9"/>
          <table:table-cell table:style-name="ce29" table:formula="of:=IF(OR([.G32]&lt;&gt;&quot;&quot;;[.H32]&lt;&gt;&quot;&quot;;[.I32]&lt;&gt;&quot;&quot;;[.J32]&lt;&gt;&quot;&quot;);SUM([.G32:.J32])/4;&quot;&quot;)">
            <text:p/>
          </table:table-cell>
          <table:table-cell table:number-columns-repeated="2" table:style-name="ce9"/>
          <table:table-cell table:style-name="ce31" table:formula="of:=IF(OR([.L32]&lt;&gt;&quot;&quot;;[.M32]&lt;&gt;&quot;&quot;);SUM([.L32:.M32])/2;&quot;&quot;)">
            <text:p/>
          </table:table-cell>
          <table:table-cell table:number-columns-repeated="2" table:style-name="ce9"/>
          <table:table-cell table:style-name="ce29" table:formula="of:=IF(OR([.O32]&lt;&gt;&quot;&quot;;[.P32]&gt;&quot;&quot;);SUM([.O32:.P32])/2;&quot;&quot;)">
            <text:p/>
          </table:table-cell>
          <table:table-cell/>
          <table:table-cell table:style-name="ce9" table:formula="of:=IF([.F32]&lt;&gt;&quot;&quot;;0.7*[.F32]+0.2*[.Q32]+0.1*[.N32];&quot;&quot;)" office:value-type="float" office:value="0">
            <text:p>0</text:p>
          </table:table-cell>
          <table:table-cell table:style-name="ce9" table:formula="of:=IF([.F32]&lt;&gt;&quot;&quot;;0.3*[.K32]+0.6*[.F32]+0.1*[.N32];&quot;&quot;)" office:value-type="float" office:value="0">
            <text:p>0</text:p>
          </table:table-cell>
          <table:table-cell table:style-name="ce9" table:formula="of:=IF([.F32]&lt;&gt;&quot;&quot;;0.3*[.K32]+0.4*[.F32]+0.2*[.Q32]+0.1*[.N32];&quot;&quot;)" office:value-type="float" office:value="0">
            <text:p>0</text:p>
          </table:table-cell>
          <table:table-cell/>
          <table:table-cell table:style-name="ce37" table:formula="of:=IF([.S32]&lt;&gt;&quot;&quot;;MAX([.S32:.U32]);&quot;&quot;)" office:value-type="float" office:value="0">
            <text:p>0</text:p>
          </table:table-cell>
          <table:table-cell table:formula="of:=IF(AND([.F32]&lt;4;[.W32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Martínez Bonnín, Eric</text:p>
          </table:table-cell>
          <table:table-cell table:style-name="ce9" office:value-type="float" office:value="1.7">
            <text:p>1,7</text:p>
          </table:table-cell>
          <table:table-cell table:style-name="ce9" office:value-type="float" office:value="1.5">
            <text:p>1,5</text:p>
          </table:table-cell>
          <table:table-cell table:style-name="ce16" office:value-type="float" office:value="1.5">
            <text:p>1,5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33:.E33])" office:value-type="float" office:value="4.95">
            <text:p>4,9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7.5">
            <text:p>7,5</text:p>
          </table:table-cell>
          <table:table-cell table:style-name="ce29" table:formula="of:=IF(OR([.G33]&lt;&gt;&quot;&quot;;[.H33]&lt;&gt;&quot;&quot;;[.I33]&lt;&gt;&quot;&quot;;[.J33]&lt;&gt;&quot;&quot;);SUM([.G33:.J33])/4;&quot;&quot;)" office:value-type="float" office:value="5.3125">
            <text:p>5,31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 table:style-name="ce31" table:formula="of:=IF(OR([.L33]&lt;&gt;&quot;&quot;;[.M33]&lt;&gt;&quot;&quot;);SUM([.L33:.M33])/2;&quot;&quot;)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.5">
            <text:p>8,5</text:p>
          </table:table-cell>
          <table:table-cell table:style-name="ce29" table:formula="of:=IF(OR([.O33]&lt;&gt;&quot;&quot;;[.P33]&gt;&quot;&quot;);SUM([.O33:.P33])/2;&quot;&quot;)" office:value-type="float" office:value="9.25">
            <text:p>9,25</text:p>
          </table:table-cell>
          <table:table-cell/>
          <table:table-cell table:style-name="ce9" table:formula="of:=IF([.F33]&lt;&gt;&quot;&quot;;0.7*[.F33]+0.2*[.Q33]+0.1*[.N33];&quot;&quot;)" office:value-type="float" office:value="5.915">
            <text:p>5,92</text:p>
          </table:table-cell>
          <table:table-cell table:style-name="ce9" table:formula="of:=IF([.F33]&lt;&gt;&quot;&quot;;0.3*[.K33]+0.6*[.F33]+0.1*[.N33];&quot;&quot;)" office:value-type="float" office:value="5.16375">
            <text:p>5,16</text:p>
          </table:table-cell>
          <table:table-cell table:style-name="ce9" table:formula="of:=IF([.F33]&lt;&gt;&quot;&quot;;0.3*[.K33]+0.4*[.F33]+0.2*[.Q33]+0.1*[.N33];&quot;&quot;)" office:value-type="float" office:value="6.02375">
            <text:p>6,02</text:p>
          </table:table-cell>
          <table:table-cell/>
          <table:table-cell table:style-name="ce37" table:formula="of:=IF([.S33]&lt;&gt;&quot;&quot;;MAX([.S33:.U33]);&quot;&quot;)" office:value-type="float" office:value="6.02375">
            <text:p>6,02</text:p>
          </table:table-cell>
          <table:table-cell table:formula="of:=IF(AND([.F33]&lt;4;[.W33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Muñoz Benavides, Carlos Andrés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.5">
            <text:p>2,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3" table:formula="of:=SUM([.B34:.E34])" office:value-type="float" office:value="5.9">
            <text:p>5,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.5">
            <text:p>3,5</text:p>
          </table:table-cell>
          <table:table-cell table:style-name="ce29" table:formula="of:=IF(OR([.G34]&lt;&gt;&quot;&quot;;[.H34]&lt;&gt;&quot;&quot;;[.I34]&lt;&gt;&quot;&quot;;[.J34]&lt;&gt;&quot;&quot;);SUM([.G34:.J34])/4;&quot;&quot;)" office:value-type="float" office:value="3.5">
            <text:p>3,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5">
            <text:p>5</text:p>
          </table:table-cell>
          <table:table-cell table:style-name="ce31" table:formula="of:=IF(OR([.L34]&lt;&gt;&quot;&quot;;[.M34]&lt;&gt;&quot;&quot;);SUM([.L34:.M34])/2;&quot;&quot;)" office:value-type="float" office:value="6.75">
            <text:p>6,75</text:p>
          </table:table-cell>
          <table:table-cell table:number-columns-repeated="2" table:style-name="ce9"/>
          <table:table-cell table:style-name="ce29" table:formula="of:=IF(OR([.O34]&lt;&gt;&quot;&quot;;[.P34]&gt;&quot;&quot;);SUM([.O34:.P34])/2;&quot;&quot;)">
            <text:p/>
          </table:table-cell>
          <table:table-cell/>
          <table:table-cell table:style-name="ce9" table:formula="of:=IF([.F34]&lt;&gt;&quot;&quot;;0.7*[.F34]+0.2*[.Q34]+0.1*[.N34];&quot;&quot;)" office:value-type="float" office:value="4.805">
            <text:p>4,81</text:p>
          </table:table-cell>
          <table:table-cell table:style-name="ce9" table:formula="of:=IF([.F34]&lt;&gt;&quot;&quot;;0.3*[.K34]+0.6*[.F34]+0.1*[.N34];&quot;&quot;)" office:value-type="float" office:value="5.265">
            <text:p>5,27</text:p>
          </table:table-cell>
          <table:table-cell table:style-name="ce9" table:formula="of:=IF([.F34]&lt;&gt;&quot;&quot;;0.3*[.K34]+0.4*[.F34]+0.2*[.Q34]+0.1*[.N34];&quot;&quot;)" office:value-type="float" office:value="4.085">
            <text:p>4,09</text:p>
          </table:table-cell>
          <table:table-cell/>
          <table:table-cell table:style-name="ce37" table:formula="of:=IF([.S34]&lt;&gt;&quot;&quot;;MAX([.S34:.U34]);&quot;&quot;)" office:value-type="float" office:value="5.265">
            <text:p>5,27</text:p>
          </table:table-cell>
          <table:table-cell table:formula="of:=IF(AND([.F34]&lt;4;[.W34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Palou de Comasema Dameto, Pere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16" office:value-type="float" office:value="1.375">
            <text:p>1,38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35:.E35])" office:value-type="float" office:value="5.625">
            <text:p>5,63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29" table:formula="of:=IF(OR([.G35]&lt;&gt;&quot;&quot;;[.H35]&lt;&gt;&quot;&quot;;[.I35]&lt;&gt;&quot;&quot;;[.J35]&lt;&gt;&quot;&quot;);SUM([.G35:.J35])/4;&quot;&quot;)" office:value-type="float" office:value="3">
            <text:p>3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6">
            <text:p>6</text:p>
          </table:table-cell>
          <table:table-cell table:style-name="ce31" table:formula="of:=IF(OR([.L35]&lt;&gt;&quot;&quot;;[.M35]&lt;&gt;&quot;&quot;);SUM([.L35:.M35])/2;&quot;&quot;)" office:value-type="float" office:value="5.25">
            <text:p>5,2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5">
            <text:p>5</text:p>
          </table:table-cell>
          <table:table-cell table:style-name="ce29" table:formula="of:=IF(OR([.O35]&lt;&gt;&quot;&quot;;[.P35]&gt;&quot;&quot;);SUM([.O35:.P35])/2;&quot;&quot;)" office:value-type="float" office:value="2.5">
            <text:p>2,5</text:p>
          </table:table-cell>
          <table:table-cell/>
          <table:table-cell table:style-name="ce9" table:formula="of:=IF([.F35]&lt;&gt;&quot;&quot;;0.7*[.F35]+0.2*[.Q35]+0.1*[.N35];&quot;&quot;)" office:value-type="float" office:value="4.9625">
            <text:p>4,96</text:p>
          </table:table-cell>
          <table:table-cell table:style-name="ce9" table:formula="of:=IF([.F35]&lt;&gt;&quot;&quot;;0.3*[.K35]+0.6*[.F35]+0.1*[.N35];&quot;&quot;)" office:value-type="float" office:value="4.8">
            <text:p>4,8</text:p>
          </table:table-cell>
          <table:table-cell table:style-name="ce9" table:formula="of:=IF([.F35]&lt;&gt;&quot;&quot;;0.3*[.K35]+0.4*[.F35]+0.2*[.Q35]+0.1*[.N35];&quot;&quot;)" office:value-type="float" office:value="4.175">
            <text:p>4,18</text:p>
          </table:table-cell>
          <table:table-cell/>
          <table:table-cell table:style-name="ce37" table:formula="of:=IF([.S35]&lt;&gt;&quot;&quot;;MAX([.S35:.U35]);&quot;&quot;)" office:value-type="float" office:value="4.9625">
            <text:p>4,96</text:p>
          </table:table-cell>
          <table:table-cell table:formula="of:=IF(AND([.F35]&lt;4;[.W35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Payeras Mestre, Francisca Maria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2.1">
            <text:p>2,1</text:p>
          </table:table-cell>
          <table:table-cell table:style-name="ce16" office:value-type="float" office:value="2.25">
            <text:p>2,25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36:.E36])" office:value-type="float" office:value="9.1">
            <text:p>9,1</text:p>
          </table:table-cell>
          <table:table-cell table:style-name="ce9" office:value-type="float" office:value="9.9">
            <text:p>9,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36]&lt;&gt;&quot;&quot;;[.H36]&lt;&gt;&quot;&quot;;[.I36]&lt;&gt;&quot;&quot;;[.J36]&lt;&gt;&quot;&quot;);SUM([.G36:.J36])/4;&quot;&quot;)" office:value-type="float" office:value="7.475">
            <text:p>7,4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36]&lt;&gt;&quot;&quot;;[.M36]&lt;&gt;&quot;&quot;);SUM([.L36:.M36])/2;&quot;&quot;)" office:value-type="float" office:value="7.25">
            <text:p>7,2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9" table:formula="of:=IF(OR([.O36]&lt;&gt;&quot;&quot;;[.P36]&gt;&quot;&quot;);SUM([.O36:.P36])/2;&quot;&quot;)" office:value-type="float" office:value="10">
            <text:p>10</text:p>
          </table:table-cell>
          <table:table-cell/>
          <table:table-cell table:style-name="ce9" table:formula="of:=IF([.F36]&lt;&gt;&quot;&quot;;0.7*[.F36]+0.2*[.Q36]+0.1*[.N36];&quot;&quot;)" office:value-type="float" office:value="9.095">
            <text:p>9,1</text:p>
          </table:table-cell>
          <table:table-cell table:style-name="ce9" table:formula="of:=IF([.F36]&lt;&gt;&quot;&quot;;0.3*[.K36]+0.6*[.F36]+0.1*[.N36];&quot;&quot;)" office:value-type="float" office:value="8.4275">
            <text:p>8,43</text:p>
          </table:table-cell>
          <table:table-cell table:style-name="ce9" table:formula="of:=IF([.F36]&lt;&gt;&quot;&quot;;0.3*[.K36]+0.4*[.F36]+0.2*[.Q36]+0.1*[.N36];&quot;&quot;)" office:value-type="float" office:value="8.6075">
            <text:p>8,61</text:p>
          </table:table-cell>
          <table:table-cell/>
          <table:table-cell table:style-name="ce37" table:formula="of:=IF([.S36]&lt;&gt;&quot;&quot;;MAX([.S36:.U36]);&quot;&quot;)" office:value-type="float" office:value="9.095">
            <text:p>9,1</text:p>
          </table:table-cell>
          <table:table-cell table:formula="of:=IF(AND([.F36]&lt;4;[.W36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Peralta Salas, Blas</text:p>
          </table:table-cell>
          <table:table-cell table:style-name="ce9" office:value-type="float" office:value="2.3">
            <text:p>2,3</text:p>
          </table:table-cell>
          <table:table-cell table:style-name="ce9" office:value-type="float" office:value="0">
            <text:p>0</text:p>
          </table:table-cell>
          <table:table-cell table:style-name="ce16" office:value-type="float" office:value="1.25">
            <text:p>1,25</text:p>
          </table:table-cell>
          <table:table-cell table:style-name="ce16" table:formula="of:=8/4" office:value-type="float" office:value="2">
            <text:p>2</text:p>
          </table:table-cell>
          <table:table-cell table:style-name="ce23" table:formula="of:=SUM([.B37:.E37])" office:value-type="float" office:value="5.55">
            <text:p>5,55</text:p>
          </table:table-cell>
          <table:table-cell table:style-name="ce9" office:value-type="float" office:value="6.75">
            <text:p>6,7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.75">
            <text:p>2,75</text:p>
          </table:table-cell>
          <table:table-cell table:style-name="ce9" office:value-type="float" office:value="5">
            <text:p>5</text:p>
          </table:table-cell>
          <table:table-cell table:style-name="ce29" table:formula="of:=IF(OR([.G37]&lt;&gt;&quot;&quot;;[.H37]&lt;&gt;&quot;&quot;;[.I37]&lt;&gt;&quot;&quot;;[.J37]&lt;&gt;&quot;&quot;);SUM([.G37:.J37])/4;&quot;&quot;)" office:value-type="float" office:value="4.625">
            <text:p>4,6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.5">
            <text:p>7,5</text:p>
          </table:table-cell>
          <table:table-cell table:style-name="ce31" table:formula="of:=IF(OR([.L37]&lt;&gt;&quot;&quot;;[.M37]&lt;&gt;&quot;&quot;);SUM([.L37:.M37])/2;&quot;&quot;)" office:value-type="float" office:value="7.75">
            <text:p>7,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5">
            <text:p>9,5</text:p>
          </table:table-cell>
          <table:table-cell table:style-name="ce29" table:formula="of:=IF(OR([.O37]&lt;&gt;&quot;&quot;;[.P37]&gt;&quot;&quot;);SUM([.O37:.P37])/2;&quot;&quot;)" office:value-type="float" office:value="9.75">
            <text:p>9,75</text:p>
          </table:table-cell>
          <table:table-cell/>
          <table:table-cell table:style-name="ce9" table:formula="of:=IF([.F37]&lt;&gt;&quot;&quot;;0.7*[.F37]+0.2*[.Q37]+0.1*[.N37];&quot;&quot;)" office:value-type="float" office:value="6.61">
            <text:p>6,61</text:p>
          </table:table-cell>
          <table:table-cell table:style-name="ce9" table:formula="of:=IF([.F37]&lt;&gt;&quot;&quot;;0.3*[.K37]+0.6*[.F37]+0.1*[.N37];&quot;&quot;)" office:value-type="float" office:value="5.4925">
            <text:p>5,49</text:p>
          </table:table-cell>
          <table:table-cell table:style-name="ce9" table:formula="of:=IF([.F37]&lt;&gt;&quot;&quot;;0.3*[.K37]+0.4*[.F37]+0.2*[.Q37]+0.1*[.N37];&quot;&quot;)" office:value-type="float" office:value="6.3325">
            <text:p>6,33</text:p>
          </table:table-cell>
          <table:table-cell/>
          <table:table-cell table:style-name="ce37" table:formula="of:=IF([.S37]&lt;&gt;&quot;&quot;;MAX([.S37:.U37]);&quot;&quot;)" office:value-type="float" office:value="6.61">
            <text:p>6,61</text:p>
          </table:table-cell>
          <table:table-cell table:formula="of:=IF(AND([.F37]&lt;4;[.W37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Perelló Borràs, Joan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0.7">
            <text:p>0,7</text:p>
          </table:table-cell>
          <table:table-cell table:style-name="ce16" table:formula="of:=4/4" office:value-type="float" office:value="1">
            <text:p>1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38:.E38])" office:value-type="float" office:value="4.35">
            <text:p>4,3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">
            <text:p>7</text:p>
          </table:table-cell>
          <table:table-cell table:style-name="ce29" table:formula="of:=IF(OR([.G38]&lt;&gt;&quot;&quot;;[.H38]&lt;&gt;&quot;&quot;;[.I38]&lt;&gt;&quot;&quot;;[.J38]&lt;&gt;&quot;&quot;);SUM([.G38:.J38])/4;&quot;&quot;)" office:value-type="float" office:value="7.5">
            <text:p>7,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31" table:formula="of:=IF(OR([.L38]&lt;&gt;&quot;&quot;;[.M38]&lt;&gt;&quot;&quot;);SUM([.L38:.M38])/2;&quot;&quot;)" office:value-type="float" office:value="3.5">
            <text:p>3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29" table:formula="of:=IF(OR([.O38]&lt;&gt;&quot;&quot;;[.P38]&gt;&quot;&quot;);SUM([.O38:.P38])/2;&quot;&quot;)" office:value-type="float" office:value="5">
            <text:p>5</text:p>
          </table:table-cell>
          <table:table-cell/>
          <table:table-cell table:style-name="ce9" table:formula="of:=IF([.F38]&lt;&gt;&quot;&quot;;0.7*[.F38]+0.2*[.Q38]+0.1*[.N38];&quot;&quot;)" office:value-type="float" office:value="4.395">
            <text:p>4,4</text:p>
          </table:table-cell>
          <table:table-cell table:style-name="ce9" table:formula="of:=IF([.F38]&lt;&gt;&quot;&quot;;0.3*[.K38]+0.6*[.F38]+0.1*[.N38];&quot;&quot;)" office:value-type="float" office:value="5.21">
            <text:p>5,21</text:p>
          </table:table-cell>
          <table:table-cell table:style-name="ce9" table:formula="of:=IF([.F38]&lt;&gt;&quot;&quot;;0.3*[.K38]+0.4*[.F38]+0.2*[.Q38]+0.1*[.N38];&quot;&quot;)" office:value-type="float" office:value="5.34">
            <text:p>5,34</text:p>
          </table:table-cell>
          <table:table-cell/>
          <table:table-cell table:style-name="ce37" table:formula="of:=IF([.S38]&lt;&gt;&quot;&quot;;MAX([.S38:.U38]);&quot;&quot;)" office:value-type="float" office:value="5.34">
            <text:p>5,34</text:p>
          </table:table-cell>
          <table:table-cell table:formula="of:=IF(AND([.F38]&lt;4;[.W38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Pérez Berral, Carlos</text:p>
          </table:table-cell>
          <table:table-cell table:style-name="ce9" office:value-type="float" office:value="1.3">
            <text:p>1,3</text:p>
          </table:table-cell>
          <table:table-cell table:style-name="ce9" office:value-type="float" office:value="1.5">
            <text:p>1,5</text:p>
          </table:table-cell>
          <table:table-cell table:style-name="ce16" table:formula="of:=9.75/4" office:value-type="float" office:value="2.4375">
            <text:p>2,44</text:p>
          </table:table-cell>
          <table:table-cell table:style-name="ce16" office:value-type="float" office:value="0">
            <text:p>0</text:p>
          </table:table-cell>
          <table:table-cell table:style-name="ce23" table:formula="of:=SUM([.B39:.E39])" office:value-type="float" office:value="5.2375">
            <text:p>5,24</text:p>
          </table:table-cell>
          <table:table-cell table:style-name="ce9" office:value-type="float" office:value="9.25">
            <text:p>9,2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4">
            <text:p>4</text:p>
          </table:table-cell>
          <table:table-cell table:style-name="ce29" table:formula="of:=IF(OR([.G39]&lt;&gt;&quot;&quot;;[.H39]&lt;&gt;&quot;&quot;;[.I39]&lt;&gt;&quot;&quot;;[.J39]&lt;&gt;&quot;&quot;);SUM([.G39:.J39])/4;&quot;&quot;)" office:value-type="float" office:value="6.0625">
            <text:p>6,0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7.5">
            <text:p>7,5</text:p>
          </table:table-cell>
          <table:table-cell table:style-name="ce31" table:formula="of:=IF(OR([.L39]&lt;&gt;&quot;&quot;;[.M39]&lt;&gt;&quot;&quot;);SUM([.L39:.M39])/2;&quot;&quot;)" office:value-type="float" office:value="7.25">
            <text:p>7,25</text:p>
          </table:table-cell>
          <table:table-cell table:number-columns-repeated="2" table:style-name="ce9"/>
          <table:table-cell table:style-name="ce29" table:formula="of:=IF(OR([.O39]&lt;&gt;&quot;&quot;;[.P39]&gt;&quot;&quot;);SUM([.O39:.P39])/2;&quot;&quot;)">
            <text:p/>
          </table:table-cell>
          <table:table-cell/>
          <table:table-cell table:style-name="ce9" table:formula="of:=IF([.F39]&lt;&gt;&quot;&quot;;0.7*[.F39]+0.2*[.Q39]+0.1*[.N39];&quot;&quot;)" office:value-type="float" office:value="4.39125">
            <text:p>4,39</text:p>
          </table:table-cell>
          <table:table-cell table:style-name="ce9" table:formula="of:=IF([.F39]&lt;&gt;&quot;&quot;;0.3*[.K39]+0.6*[.F39]+0.1*[.N39];&quot;&quot;)" office:value-type="float" office:value="5.68625">
            <text:p>5,69</text:p>
          </table:table-cell>
          <table:table-cell table:style-name="ce9" table:formula="of:=IF([.F39]&lt;&gt;&quot;&quot;;0.3*[.K39]+0.4*[.F39]+0.2*[.Q39]+0.1*[.N39];&quot;&quot;)" office:value-type="float" office:value="4.63875">
            <text:p>4,64</text:p>
          </table:table-cell>
          <table:table-cell/>
          <table:table-cell table:style-name="ce37" table:formula="of:=IF([.S39]&lt;&gt;&quot;&quot;;MAX([.S39:.U39]);&quot;&quot;)" office:value-type="float" office:value="5.68625">
            <text:p>5,69</text:p>
          </table:table-cell>
          <table:table-cell table:formula="of:=IF(AND([.F39]&lt;4;[.W39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Picó Autonell, Marc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1.4">
            <text:p>1,4</text:p>
          </table:table-cell>
          <table:table-cell table:style-name="ce16" office:value-type="float" office:value="1.375">
            <text:p>1,38</text:p>
          </table:table-cell>
          <table:table-cell table:style-name="ce16" table:formula="of:=2/4" office:value-type="float" office:value="0.5">
            <text:p>0,5</text:p>
          </table:table-cell>
          <table:table-cell table:style-name="ce23" table:formula="of:=SUM([.B40:.E40])" office:value-type="float" office:value="5.475">
            <text:p>5,48</text:p>
          </table:table-cell>
          <table:table-cell table:style-name="ce9" office:value-type="float" office:value="7.75">
            <text:p>7,7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.8">
            <text:p>7,8</text:p>
          </table:table-cell>
          <table:table-cell table:style-name="ce9" office:value-type="float" office:value="0">
            <text:p>0</text:p>
          </table:table-cell>
          <table:table-cell table:style-name="ce29" table:formula="of:=IF(OR([.G40]&lt;&gt;&quot;&quot;;[.H40]&lt;&gt;&quot;&quot;;[.I40]&lt;&gt;&quot;&quot;;[.J40]&lt;&gt;&quot;&quot;);SUM([.G40:.J40])/4;&quot;&quot;)" office:value-type="float" office:value="5.1375">
            <text:p>5,14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4">
            <text:p>4</text:p>
          </table:table-cell>
          <table:table-cell table:style-name="ce31" table:formula="of:=IF(OR([.L40]&lt;&gt;&quot;&quot;;[.M40]&lt;&gt;&quot;&quot;);SUM([.L40:.M40])/2;&quot;&quot;)" office:value-type="float" office:value="4.25">
            <text:p>4,2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5">
            <text:p>5</text:p>
          </table:table-cell>
          <table:table-cell table:style-name="ce29" table:formula="of:=IF(OR([.O40]&lt;&gt;&quot;&quot;;[.P40]&gt;&quot;&quot;);SUM([.O40:.P40])/2;&quot;&quot;)" office:value-type="float" office:value="2.5">
            <text:p>2,5</text:p>
          </table:table-cell>
          <table:table-cell/>
          <table:table-cell table:style-name="ce9" table:formula="of:=IF([.F40]&lt;&gt;&quot;&quot;;0.7*[.F40]+0.2*[.Q40]+0.1*[.N40];&quot;&quot;)" office:value-type="float" office:value="4.7575">
            <text:p>4,76</text:p>
          </table:table-cell>
          <table:table-cell table:style-name="ce9" table:formula="of:=IF([.F40]&lt;&gt;&quot;&quot;;0.3*[.K40]+0.6*[.F40]+0.1*[.N40];&quot;&quot;)" office:value-type="float" office:value="5.25125">
            <text:p>5,25</text:p>
          </table:table-cell>
          <table:table-cell table:style-name="ce9" table:formula="of:=IF([.F40]&lt;&gt;&quot;&quot;;0.3*[.K40]+0.4*[.F40]+0.2*[.Q40]+0.1*[.N40];&quot;&quot;)" office:value-type="float" office:value="4.65625">
            <text:p>4,66</text:p>
          </table:table-cell>
          <table:table-cell/>
          <table:table-cell table:style-name="ce37" table:formula="of:=IF([.S40]&lt;&gt;&quot;&quot;;MAX([.S40:.U40]);&quot;&quot;)" office:value-type="float" office:value="5.25125">
            <text:p>5,25</text:p>
          </table:table-cell>
          <table:table-cell table:formula="of:=IF(AND([.F40]&lt;4;[.W40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Puertas Thorborg, Jelle Miguel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16" office:value-type="float" office:value="2.5">
            <text:p>2,5</text:p>
          </table:table-cell>
          <table:table-cell table:style-name="ce16"/>
          <table:table-cell table:style-name="ce23" table:formula="of:=SUM([.B41:.E41])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5.75">
            <text:p>5,75</text:p>
          </table:table-cell>
          <table:table-cell table:style-name="ce9" office:value-type="float" office:value="0">
            <text:p>0</text:p>
          </table:table-cell>
          <table:table-cell table:style-name="ce29" table:formula="of:=IF(OR([.G41]&lt;&gt;&quot;&quot;;[.H41]&lt;&gt;&quot;&quot;;[.I41]&lt;&gt;&quot;&quot;;[.J41]&lt;&gt;&quot;&quot;);SUM([.G41:.J41])/4;&quot;&quot;)" office:value-type="float" office:value="3.0625">
            <text:p>3,0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31" table:formula="of:=IF(OR([.L41]&lt;&gt;&quot;&quot;;[.M41]&lt;&gt;&quot;&quot;);SUM([.L41:.M41])/2;&quot;&quot;)" office:value-type="float" office:value="6.5">
            <text:p>6,5</text:p>
          </table:table-cell>
          <table:table-cell table:number-columns-repeated="2" table:style-name="ce9"/>
          <table:table-cell table:style-name="ce29" table:formula="of:=IF(OR([.O41]&lt;&gt;&quot;&quot;;[.P41]&gt;&quot;&quot;);SUM([.O41:.P41])/2;&quot;&quot;)">
            <text:p/>
          </table:table-cell>
          <table:table-cell/>
          <table:table-cell table:style-name="ce9" table:formula="of:=IF([.F41]&lt;&gt;&quot;&quot;;0.7*[.F41]+0.2*[.Q41]+0.1*[.N41];&quot;&quot;)" office:value-type="float" office:value="2.75">
            <text:p>2,75</text:p>
          </table:table-cell>
          <table:table-cell table:style-name="ce9" table:formula="of:=IF([.F41]&lt;&gt;&quot;&quot;;0.3*[.K41]+0.6*[.F41]+0.1*[.N41];&quot;&quot;)" office:value-type="float" office:value="3.36875">
            <text:p>3,37</text:p>
          </table:table-cell>
          <table:table-cell table:style-name="ce9" table:formula="of:=IF([.F41]&lt;&gt;&quot;&quot;;0.3*[.K41]+0.4*[.F41]+0.2*[.Q41]+0.1*[.N41];&quot;&quot;)" office:value-type="float" office:value="2.76875">
            <text:p>2,77</text:p>
          </table:table-cell>
          <table:table-cell/>
          <table:table-cell table:style-name="ce37" table:formula="of:=IF([.S41]&lt;&gt;&quot;&quot;;MAX([.S41:.U41]);&quot;&quot;)" office:value-type="float" office:value="3.36875">
            <text:p>3,37</text:p>
          </table:table-cell>
          <table:table-cell table:formula="of:=IF(AND([.F41]&lt;4;[.W41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Quetglas Molinas, Maria Del Mar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1.8">
            <text:p>1,8</text:p>
          </table:table-cell>
          <table:table-cell table:style-name="ce16" office:value-type="float" office:value="1.5">
            <text:p>1,5</text:p>
          </table:table-cell>
          <table:table-cell table:style-name="ce16" table:formula="of:=6/4" office:value-type="float" office:value="1.5">
            <text:p>1,5</text:p>
          </table:table-cell>
          <table:table-cell table:style-name="ce23" table:formula="of:=SUM([.B42:.E42])" office:value-type="float" office:value="6.9">
            <text:p>6,9</text:p>
          </table:table-cell>
          <table:table-cell table:style-name="ce9" office:value-type="float" office:value="4.75">
            <text:p>4,7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42]&lt;&gt;&quot;&quot;;[.H42]&lt;&gt;&quot;&quot;;[.I42]&lt;&gt;&quot;&quot;;[.J42]&lt;&gt;&quot;&quot;);SUM([.G42:.J42])/4;&quot;&quot;)" office:value-type="float" office:value="5.0625">
            <text:p>5,06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42]&lt;&gt;&quot;&quot;;[.M42]&lt;&gt;&quot;&quot;);SUM([.L42:.M42])/2;&quot;&quot;)" office:value-type="float" office:value="6.5">
            <text:p>6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9" table:formula="of:=IF(OR([.O42]&lt;&gt;&quot;&quot;;[.P42]&gt;&quot;&quot;);SUM([.O42:.P42])/2;&quot;&quot;)" office:value-type="float" office:value="10">
            <text:p>10</text:p>
          </table:table-cell>
          <table:table-cell/>
          <table:table-cell table:style-name="ce9" table:formula="of:=IF([.F42]&lt;&gt;&quot;&quot;;0.7*[.F42]+0.2*[.Q42]+0.1*[.N42];&quot;&quot;)" office:value-type="float" office:value="7.48">
            <text:p>7,48</text:p>
          </table:table-cell>
          <table:table-cell table:style-name="ce9" table:formula="of:=IF([.F42]&lt;&gt;&quot;&quot;;0.3*[.K42]+0.6*[.F42]+0.1*[.N42];&quot;&quot;)" office:value-type="float" office:value="6.30875">
            <text:p>6,31</text:p>
          </table:table-cell>
          <table:table-cell table:style-name="ce9" table:formula="of:=IF([.F42]&lt;&gt;&quot;&quot;;0.3*[.K42]+0.4*[.F42]+0.2*[.Q42]+0.1*[.N42];&quot;&quot;)" office:value-type="float" office:value="6.92875">
            <text:p>6,93</text:p>
          </table:table-cell>
          <table:table-cell/>
          <table:table-cell table:style-name="ce37" table:formula="of:=IF([.S42]&lt;&gt;&quot;&quot;;MAX([.S42:.U42]);&quot;&quot;)" office:value-type="float" office:value="7.48">
            <text:p>7,48</text:p>
          </table:table-cell>
          <table:table-cell table:formula="of:=IF(AND([.F42]&lt;4;[.W42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Recio Soler, Eduardo</text:p>
          </table:table-cell>
          <table:table-cell table:style-name="ce9" office:value-type="float" office:value="1.3">
            <text:p>1,3</text:p>
          </table:table-cell>
          <table:table-cell table:style-name="ce9" office:value-type="float" office:value="1.8">
            <text:p>1,8</text:p>
          </table:table-cell>
          <table:table-cell table:style-name="ce16" office:value-type="float" office:value="2.125">
            <text:p>2,13</text:p>
          </table:table-cell>
          <table:table-cell table:style-name="ce16" table:formula="of:=8.5/4" office:value-type="float" office:value="2.125">
            <text:p>2,13</text:p>
          </table:table-cell>
          <table:table-cell table:style-name="ce23" table:formula="of:=SUM([.B43:.E43])" office:value-type="float" office:value="7.35">
            <text:p>7,35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7.25">
            <text:p>7,2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.5">
            <text:p>1,5</text:p>
          </table:table-cell>
          <table:table-cell table:style-name="ce29" table:formula="of:=IF(OR([.G43]&lt;&gt;&quot;&quot;;[.H43]&lt;&gt;&quot;&quot;;[.I43]&lt;&gt;&quot;&quot;;[.J43]&lt;&gt;&quot;&quot;);SUM([.G43:.J43])/4;&quot;&quot;)" office:value-type="float" office:value="5.625">
            <text:p>5,6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43]&lt;&gt;&quot;&quot;;[.M43]&lt;&gt;&quot;&quot;);SUM([.L43:.M43])/2;&quot;&quot;)" office:value-type="float" office:value="8.25">
            <text:p>8,2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8">
            <text:p>8</text:p>
          </table:table-cell>
          <table:table-cell table:style-name="ce29" table:formula="of:=IF(OR([.O43]&lt;&gt;&quot;&quot;;[.P43]&gt;&quot;&quot;);SUM([.O43:.P43])/2;&quot;&quot;)" office:value-type="float" office:value="5.25">
            <text:p>5,25</text:p>
          </table:table-cell>
          <table:table-cell/>
          <table:table-cell table:style-name="ce9" table:formula="of:=IF([.F43]&lt;&gt;&quot;&quot;;0.7*[.F43]+0.2*[.Q43]+0.1*[.N43];&quot;&quot;)" office:value-type="float" office:value="7.02">
            <text:p>7,02</text:p>
          </table:table-cell>
          <table:table-cell table:style-name="ce9" table:formula="of:=IF([.F43]&lt;&gt;&quot;&quot;;0.3*[.K43]+0.6*[.F43]+0.1*[.N43];&quot;&quot;)" office:value-type="float" office:value="6.9225">
            <text:p>6,92</text:p>
          </table:table-cell>
          <table:table-cell table:style-name="ce9" table:formula="of:=IF([.F43]&lt;&gt;&quot;&quot;;0.3*[.K43]+0.4*[.F43]+0.2*[.Q43]+0.1*[.N43];&quot;&quot;)" office:value-type="float" office:value="6.5025">
            <text:p>6,5</text:p>
          </table:table-cell>
          <table:table-cell/>
          <table:table-cell table:style-name="ce37" table:formula="of:=IF([.S43]&lt;&gt;&quot;&quot;;MAX([.S43:.U43]);&quot;&quot;)" office:value-type="float" office:value="7.02">
            <text:p>7,02</text:p>
          </table:table-cell>
          <table:table-cell table:formula="of:=IF(AND([.F43]&lt;4;[.W43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Ribas Pizà, Andrés</text:p>
          </table:table-cell>
          <table:table-cell table:style-name="ce10" table:number-columns-repeated="2"/>
          <table:table-cell table:style-name="ce16"/>
          <table:table-cell table:style-name="ce19"/>
          <table:table-cell table:style-name="ce23" table:formula="of:=SUM([.B44:.E44])" office:value-type="float" office:value="0">
            <text:p>0</text:p>
          </table:table-cell>
          <table:table-cell table:number-columns-repeated="4" table:style-name="ce9"/>
          <table:table-cell table:style-name="ce29" table:formula="of:=IF(OR([.G44]&lt;&gt;&quot;&quot;;[.H44]&lt;&gt;&quot;&quot;;[.I44]&lt;&gt;&quot;&quot;;[.J44]&lt;&gt;&quot;&quot;);SUM([.G44:.J44])/4;&quot;&quot;)">
            <text:p/>
          </table:table-cell>
          <table:table-cell table:number-columns-repeated="2" table:style-name="ce9"/>
          <table:table-cell table:style-name="ce31" table:formula="of:=IF(OR([.L44]&lt;&gt;&quot;&quot;;[.M44]&lt;&gt;&quot;&quot;);SUM([.L44:.M44])/2;&quot;&quot;)">
            <text:p/>
          </table:table-cell>
          <table:table-cell table:number-columns-repeated="2" table:style-name="ce9"/>
          <table:table-cell table:style-name="ce29" table:formula="of:=IF(OR([.O44]&lt;&gt;&quot;&quot;;[.P44]&gt;&quot;&quot;);SUM([.O44:.P44])/2;&quot;&quot;)">
            <text:p/>
          </table:table-cell>
          <table:table-cell/>
          <table:table-cell table:style-name="ce9" table:formula="of:=IF([.F44]&lt;&gt;&quot;&quot;;0.7*[.F44]+0.2*[.Q44]+0.1*[.N44];&quot;&quot;)" office:value-type="float" office:value="0">
            <text:p>0</text:p>
          </table:table-cell>
          <table:table-cell table:style-name="ce9" table:formula="of:=IF([.F44]&lt;&gt;&quot;&quot;;0.3*[.K44]+0.6*[.F44]+0.1*[.N44];&quot;&quot;)" office:value-type="float" office:value="0">
            <text:p>0</text:p>
          </table:table-cell>
          <table:table-cell table:style-name="ce9" table:formula="of:=IF([.F44]&lt;&gt;&quot;&quot;;0.3*[.K44]+0.4*[.F44]+0.2*[.Q44]+0.1*[.N44];&quot;&quot;)" office:value-type="float" office:value="0">
            <text:p>0</text:p>
          </table:table-cell>
          <table:table-cell/>
          <table:table-cell table:style-name="ce37" table:formula="of:=IF([.S44]&lt;&gt;&quot;&quot;;MAX([.S44:.U44]);&quot;&quot;)" office:value-type="float" office:value="0">
            <text:p>0</text:p>
          </table:table-cell>
          <table:table-cell table:formula="of:=IF(AND([.F44]&lt;4;[.W44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Ripoll Sastre, Antoni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1.5">
            <text:p>1,5</text:p>
          </table:table-cell>
          <table:table-cell table:style-name="ce19" office:value-type="float" office:value="1.5">
            <text:p>1,5</text:p>
          </table:table-cell>
          <table:table-cell table:style-name="ce20" table:formula="of:=9/4" office:value-type="float" office:value="2.25">
            <text:p>2,25</text:p>
          </table:table-cell>
          <table:table-cell table:style-name="ce23" table:formula="of:=SUM([.B45:.E45])" office:value-type="float" office:value="7.75">
            <text:p>7,75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9" table:formula="of:=IF(OR([.G45]&lt;&gt;&quot;&quot;;[.H45]&lt;&gt;&quot;&quot;;[.I45]&lt;&gt;&quot;&quot;;[.J45]&lt;&gt;&quot;&quot;);SUM([.G45:.J45])/4;&quot;&quot;)" office:value-type="float" office:value="9.4375">
            <text:p>9,4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31" table:formula="of:=IF(OR([.L45]&lt;&gt;&quot;&quot;;[.M45]&lt;&gt;&quot;&quot;);SUM([.L45:.M45])/2;&quot;&quot;)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9" table:formula="of:=IF(OR([.O45]&lt;&gt;&quot;&quot;;[.P45]&gt;&quot;&quot;);SUM([.O45:.P45])/2;&quot;&quot;)" office:value-type="float" office:value="9">
            <text:p>9</text:p>
          </table:table-cell>
          <table:table-cell/>
          <table:table-cell table:style-name="ce9" table:formula="of:=IF([.F45]&lt;&gt;&quot;&quot;;0.7*[.F45]+0.2*[.Q45]+0.1*[.N45];&quot;&quot;)" office:value-type="float" office:value="8.125">
            <text:p>8,13</text:p>
          </table:table-cell>
          <table:table-cell table:style-name="ce9" table:formula="of:=IF([.F45]&lt;&gt;&quot;&quot;;0.3*[.K45]+0.6*[.F45]+0.1*[.N45];&quot;&quot;)" office:value-type="float" office:value="8.38125">
            <text:p>8,38</text:p>
          </table:table-cell>
          <table:table-cell table:style-name="ce9" table:formula="of:=IF([.F45]&lt;&gt;&quot;&quot;;0.3*[.K45]+0.4*[.F45]+0.2*[.Q45]+0.1*[.N45];&quot;&quot;)" office:value-type="float" office:value="8.63125">
            <text:p>8,63</text:p>
          </table:table-cell>
          <table:table-cell/>
          <table:table-cell table:style-name="ce37" table:formula="of:=IF([.S45]&lt;&gt;&quot;&quot;;MAX([.S45:.U45]);&quot;&quot;)" office:value-type="float" office:value="8.63125">
            <text:p>8,63</text:p>
          </table:table-cell>
          <table:table-cell table:formula="of:=IF(AND([.F45]&lt;4;[.W45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Riutort Piña, José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5">
            <text:p>0,5</text:p>
          </table:table-cell>
          <table:table-cell table:style-name="ce20" table:formula="of:=4.5/4" office:value-type="float" office:value="1.125">
            <text:p>1,13</text:p>
          </table:table-cell>
          <table:table-cell table:style-name="ce20" table:formula="of:=8.5/4" office:value-type="float" office:value="2.125">
            <text:p>2,13</text:p>
          </table:table-cell>
          <table:table-cell table:style-name="ce23" table:formula="of:=SUM([.B46:.E46])" office:value-type="float" office:value="4.75">
            <text:p>4,7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9">
            <text:p>9</text:p>
          </table:table-cell>
          <table:table-cell table:style-name="ce29" table:formula="of:=IF(OR([.G46]&lt;&gt;&quot;&quot;;[.H46]&lt;&gt;&quot;&quot;;[.I46]&lt;&gt;&quot;&quot;;[.J46]&lt;&gt;&quot;&quot;);SUM([.G46:.J46])/4;&quot;&quot;)" office:value-type="float" office:value="6.375">
            <text:p>6,3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5">
            <text:p>9,5</text:p>
          </table:table-cell>
          <table:table-cell table:style-name="ce31" table:formula="of:=IF(OR([.L46]&lt;&gt;&quot;&quot;;[.M46]&lt;&gt;&quot;&quot;);SUM([.L46:.M46])/2;&quot;&quot;)" office:value-type="float" office:value="9.75">
            <text:p>9,7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10">
            <text:p>10</text:p>
          </table:table-cell>
          <table:table-cell table:style-name="ce29" table:formula="of:=IF(OR([.O46]&lt;&gt;&quot;&quot;;[.P46]&gt;&quot;&quot;);SUM([.O46:.P46])/2;&quot;&quot;)" office:value-type="float" office:value="5">
            <text:p>5</text:p>
          </table:table-cell>
          <table:table-cell/>
          <table:table-cell table:style-name="ce9" table:formula="of:=IF([.F46]&lt;&gt;&quot;&quot;;0.7*[.F46]+0.2*[.Q46]+0.1*[.N46];&quot;&quot;)" office:value-type="float" office:value="5.3">
            <text:p>5,3</text:p>
          </table:table-cell>
          <table:table-cell table:style-name="ce9" table:formula="of:=IF([.F46]&lt;&gt;&quot;&quot;;0.3*[.K46]+0.6*[.F46]+0.1*[.N46];&quot;&quot;)" office:value-type="float" office:value="5.7375">
            <text:p>5,74</text:p>
          </table:table-cell>
          <table:table-cell table:style-name="ce9" table:formula="of:=IF([.F46]&lt;&gt;&quot;&quot;;0.3*[.K46]+0.4*[.F46]+0.2*[.Q46]+0.1*[.N46];&quot;&quot;)" office:value-type="float" office:value="5.7875">
            <text:p>5,79</text:p>
          </table:table-cell>
          <table:table-cell/>
          <table:table-cell table:style-name="ce37" table:formula="of:=IF([.S46]&lt;&gt;&quot;&quot;;MAX([.S46:.U46]);&quot;&quot;)" office:value-type="float" office:value="5.7875">
            <text:p>5,79</text:p>
          </table:table-cell>
          <table:table-cell table:formula="of:=IF(AND([.F46]&lt;4;[.W46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Tur Oliver, Antonio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2">
            <text:p>2</text:p>
          </table:table-cell>
          <table:table-cell table:style-name="ce20" office:value-type="float" office:value="2.5">
            <text:p>2,5</text:p>
          </table:table-cell>
          <table:table-cell table:style-name="ce20" table:formula="of:=9/4" office:value-type="float" office:value="2.25">
            <text:p>2,25</text:p>
          </table:table-cell>
          <table:table-cell table:style-name="ce23" table:formula="of:=SUM([.B47:.E47])" office:value-type="float" office:value="9.05">
            <text:p>9,0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29" table:formula="of:=IF(OR([.G47]&lt;&gt;&quot;&quot;;[.H47]&lt;&gt;&quot;&quot;;[.I47]&lt;&gt;&quot;&quot;;[.J47]&lt;&gt;&quot;&quot;);SUM([.G47:.J47])/4;&quot;&quot;)" office:value-type="float" office:value="6.25">
            <text:p>6,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31" table:formula="of:=IF(OR([.L47]&lt;&gt;&quot;&quot;;[.M47]&lt;&gt;&quot;&quot;);SUM([.L47:.M47])/2;&quot;&quot;)" office:value-type="float" office:value="5">
            <text:p>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9" table:formula="of:=IF(OR([.O47]&lt;&gt;&quot;&quot;;[.P47]&gt;&quot;&quot;);SUM([.O47:.P47])/2;&quot;&quot;)" office:value-type="float" office:value="10">
            <text:p>10</text:p>
          </table:table-cell>
          <table:table-cell/>
          <table:table-cell table:style-name="ce9" table:formula="of:=IF([.F47]&lt;&gt;&quot;&quot;;0.7*[.F47]+0.2*[.Q47]+0.1*[.N47];&quot;&quot;)" office:value-type="float" office:value="8.835">
            <text:p>8,84</text:p>
          </table:table-cell>
          <table:table-cell table:style-name="ce9" table:formula="of:=IF([.F47]&lt;&gt;&quot;&quot;;0.3*[.K47]+0.6*[.F47]+0.1*[.N47];&quot;&quot;)" office:value-type="float" office:value="7.805">
            <text:p>7,81</text:p>
          </table:table-cell>
          <table:table-cell table:style-name="ce9" table:formula="of:=IF([.F47]&lt;&gt;&quot;&quot;;0.3*[.K47]+0.4*[.F47]+0.2*[.Q47]+0.1*[.N47];&quot;&quot;)" office:value-type="float" office:value="7.995">
            <text:p>8</text:p>
          </table:table-cell>
          <table:table-cell/>
          <table:table-cell table:style-name="ce37" table:formula="of:=IF([.S47]&lt;&gt;&quot;&quot;;MAX([.S47:.U47]);&quot;&quot;)" office:value-type="float" office:value="8.835">
            <text:p>8,84</text:p>
          </table:table-cell>
          <table:table-cell table:formula="of:=IF(AND([.F47]&lt;4;[.W47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Valiente Cot, Joan</text:p>
          </table:table-cell>
          <table:table-cell table:style-name="ce11" office:value-type="float" office:value="0.75">
            <text:p>0,75</text:p>
          </table:table-cell>
          <table:table-cell table:style-name="ce11" office:value-type="float" office:value="1.4">
            <text:p>1,4</text:p>
          </table:table-cell>
          <table:table-cell table:style-name="ce20" office:value-type="float" office:value="1.5">
            <text:p>1,5</text:p>
          </table:table-cell>
          <table:table-cell table:style-name="ce20" table:formula="of:=4.5/4" office:value-type="float" office:value="1.125">
            <text:p>1,13</text:p>
          </table:table-cell>
          <table:table-cell table:style-name="ce23" table:formula="of:=SUM([.B48:.E48])" office:value-type="float" office:value="4.775">
            <text:p>4,78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.25">
            <text:p>3,25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7">
            <text:p>7</text:p>
          </table:table-cell>
          <table:table-cell table:style-name="ce29" table:formula="of:=IF(OR([.G48]&lt;&gt;&quot;&quot;;[.H48]&lt;&gt;&quot;&quot;;[.I48]&lt;&gt;&quot;&quot;;[.J48]&lt;&gt;&quot;&quot;);SUM([.G48:.J48])/4;&quot;&quot;)" office:value-type="float" office:value="5.9375">
            <text:p>5,94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 table:style-name="ce31" table:formula="of:=IF(OR([.L48]&lt;&gt;&quot;&quot;;[.M48]&lt;&gt;&quot;&quot;);SUM([.L48:.M48])/2;&quot;&quot;)" office:value-type="float" office:value="6">
            <text:p>6</text:p>
          </table:table-cell>
          <table:table-cell table:number-columns-repeated="2" table:style-name="ce9"/>
          <table:table-cell table:style-name="ce29" table:formula="of:=IF(OR([.O48]&lt;&gt;&quot;&quot;;[.P48]&gt;&quot;&quot;);SUM([.O48:.P48])/2;&quot;&quot;)">
            <text:p/>
          </table:table-cell>
          <table:table-cell/>
          <table:table-cell table:style-name="ce9" table:formula="of:=IF([.F48]&lt;&gt;&quot;&quot;;0.7*[.F48]+0.2*[.Q48]+0.1*[.N48];&quot;&quot;)" office:value-type="float" office:value="3.9425">
            <text:p>3,94</text:p>
          </table:table-cell>
          <table:table-cell table:style-name="ce9" table:formula="of:=IF([.F48]&lt;&gt;&quot;&quot;;0.3*[.K48]+0.6*[.F48]+0.1*[.N48];&quot;&quot;)" office:value-type="float" office:value="5.24625">
            <text:p>5,25</text:p>
          </table:table-cell>
          <table:table-cell table:style-name="ce9" table:formula="of:=IF([.F48]&lt;&gt;&quot;&quot;;0.3*[.K48]+0.4*[.F48]+0.2*[.Q48]+0.1*[.N48];&quot;&quot;)" office:value-type="float" office:value="4.29125">
            <text:p>4,29</text:p>
          </table:table-cell>
          <table:table-cell/>
          <table:table-cell table:style-name="ce37" table:formula="of:=IF([.S48]&lt;&gt;&quot;&quot;;MAX([.S48:.U48]);&quot;&quot;)" office:value-type="float" office:value="5.24625">
            <text:p>5,25</text:p>
          </table:table-cell>
          <table:table-cell table:formula="of:=IF(AND([.F48]&lt;4;[.W48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Vega Lopez, Antonio</text:p>
          </table:table-cell>
          <table:table-cell table:style-name="ce11" office:value-type="float" office:value="1.6">
            <text:p>1,6</text:p>
          </table:table-cell>
          <table:table-cell table:style-name="ce11"/>
          <table:table-cell table:style-name="ce20" office:value-type="float" office:value="1.75">
            <text:p>1,75</text:p>
          </table:table-cell>
          <table:table-cell table:style-name="ce20" table:formula="of:=3.5/4" office:value-type="float" office:value="0.875">
            <text:p>0,88</text:p>
          </table:table-cell>
          <table:table-cell table:style-name="ce23" table:formula="of:=SUM([.B49:.E49])" office:value-type="float" office:value="4.225">
            <text:p>4,23</text:p>
          </table:table-cell>
          <table:table-cell table:style-name="ce9" office:value-type="float" office:value="7.25">
            <text:p>7,25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29" table:formula="of:=IF(OR([.G49]&lt;&gt;&quot;&quot;;[.H49]&lt;&gt;&quot;&quot;;[.I49]&lt;&gt;&quot;&quot;;[.J49]&lt;&gt;&quot;&quot;);SUM([.G49:.J49])/4;&quot;&quot;)" office:value-type="float" office:value="1.8125">
            <text:p>1,8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49]&lt;&gt;&quot;&quot;;[.M49]&lt;&gt;&quot;&quot;);SUM([.L49:.M49])/2;&quot;&quot;)" office:value-type="float" office:value="8.25">
            <text:p>8,25</text:p>
          </table:table-cell>
          <table:table-cell table:number-columns-repeated="2" table:style-name="ce9"/>
          <table:table-cell table:style-name="ce29" table:formula="of:=IF(OR([.O49]&lt;&gt;&quot;&quot;;[.P49]&gt;&quot;&quot;);SUM([.O49:.P49])/2;&quot;&quot;)">
            <text:p/>
          </table:table-cell>
          <table:table-cell/>
          <table:table-cell table:style-name="ce9" table:formula="of:=IF([.F49]&lt;&gt;&quot;&quot;;0.7*[.F49]+0.2*[.Q49]+0.1*[.N49];&quot;&quot;)" office:value-type="float" office:value="3.7825">
            <text:p>3,78</text:p>
          </table:table-cell>
          <table:table-cell table:style-name="ce9" table:formula="of:=IF([.F49]&lt;&gt;&quot;&quot;;0.3*[.K49]+0.6*[.F49]+0.1*[.N49];&quot;&quot;)" office:value-type="float" office:value="3.90375">
            <text:p>3,9</text:p>
          </table:table-cell>
          <table:table-cell table:style-name="ce9" table:formula="of:=IF([.F49]&lt;&gt;&quot;&quot;;0.3*[.K49]+0.4*[.F49]+0.2*[.Q49]+0.1*[.N49];&quot;&quot;)" office:value-type="float" office:value="3.05875">
            <text:p>3,06</text:p>
          </table:table-cell>
          <table:table-cell/>
          <table:table-cell table:style-name="ce37" table:formula="of:=IF([.S49]&lt;&gt;&quot;&quot;;MAX([.S49:.U49]);&quot;&quot;)" office:value-type="float" office:value="3.90375">
            <text:p>3,9</text:p>
          </table:table-cell>
          <table:table-cell table:formula="of:=IF(AND([.F49]&lt;4;[.W49]&gt;=5); &quot;atenció&quot;;&quot;&quot;)">
            <text:p/>
          </table:table-cell>
          <table:table-cell table:number-columns-repeated="232"/>
        </table:table-row>
        <table:table-row table:style-name="ro2">
          <table:table-cell table:style-name="ce5" office:value-type="string">
            <text:p>Videckis Martini, Gabriel</text:p>
          </table:table-cell>
          <table:table-cell table:style-name="ce11" table:number-columns-repeated="2"/>
          <table:table-cell table:style-name="ce20" table:number-columns-repeated="2"/>
          <table:table-cell table:style-name="ce23" table:formula="of:=SUM([.B50:.E50])" office:value-type="float" office:value="0">
            <text:p>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29" table:formula="of:=IF(OR([.G50]&lt;&gt;&quot;&quot;;[.H50]&lt;&gt;&quot;&quot;;[.I50]&lt;&gt;&quot;&quot;;[.J50]&lt;&gt;&quot;&quot;);SUM([.G50:.J50])/4;&quot;&quot;)" office:value-type="float" office:value="1.375">
            <text:p>1,38</text:p>
          </table:table-cell>
          <table:table-cell table:number-columns-repeated="2" table:style-name="ce9"/>
          <table:table-cell table:style-name="ce31" table:formula="of:=IF(OR([.L50]&lt;&gt;&quot;&quot;;[.M50]&lt;&gt;&quot;&quot;);SUM([.L50:.M50])/2;&quot;&quot;)">
            <text:p/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<text:s/></text:p>
          </table:table-cell>
          <table:table-cell table:style-name="ce29" table:formula="of:=IF(OR([.O50]&lt;&gt;&quot;&quot;;[.P50]&gt;&quot;&quot;);SUM([.O50:.P50])/2;&quot;&quot;)" office:value-type="float" office:value="0">
            <text:p>0</text:p>
          </table:table-cell>
          <table:table-cell/>
          <table:table-cell table:style-name="ce9" table:formula="of:=IF([.F50]&lt;&gt;&quot;&quot;;0.7*[.F50]+0.2*[.Q50]+0.1*[.N50];&quot;&quot;)" office:value-type="float" office:value="0">
            <text:p>0</text:p>
          </table:table-cell>
          <table:table-cell table:style-name="ce9" table:formula="of:=IF([.F50]&lt;&gt;&quot;&quot;;0.3*[.K50]+0.6*[.F50]+0.1*[.N50];&quot;&quot;)" office:value-type="float" office:value="0.4125">
            <text:p>0,41</text:p>
          </table:table-cell>
          <table:table-cell table:style-name="ce9" table:formula="of:=IF([.F50]&lt;&gt;&quot;&quot;;0.3*[.K50]+0.4*[.F50]+0.2*[.Q50]+0.1*[.N50];&quot;&quot;)" office:value-type="float" office:value="0.4125">
            <text:p>0,41</text:p>
          </table:table-cell>
          <table:table-cell/>
          <table:table-cell table:style-name="ce37" table:formula="of:=IF([.S50]&lt;&gt;&quot;&quot;;MAX([.S50:.U50]);&quot;&quot;)" office:value-type="float" office:value="0.4125">
            <text:p>0,41</text:p>
          </table:table-cell>
          <table:table-cell table:formula="of:=IF(AND([.F50]&lt;4;[.W50]&gt;=5); &quot;atenció&quot;;&quot;&quot;)">
            <text:p/>
          </table:table-cell>
          <table:table-cell table:number-columns-repeated="232"/>
        </table:table-row>
        <table:table-row table:style-name="ro2" table:number-rows-repeated="654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2" table:print="false">
        <table:table-column table:style-name="co9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/06/2011</text:date>, <text:time>12:13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10-06-23T16:22:03</meta:creation-date>
    <dc:date>2011-06-23T12:13:45.06</dc:date>
    <meta:editing-cycles>49</meta:editing-cycles>
    <meta:editing-duration>PT600H35M43S</meta:editing-duration>
    <meta:document-statistic meta:table-count="2" meta:cell-count="97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